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Franklin Gothic Medium" svg:font-family="Franklin Gothic Medium" style:font-family-generic="swiss" style:font-pitch="variable" svg:panose-1="2 11 6 3 2 1 2 2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text-align="justify" fo:margin-bottom="0in" fo:line-height="150%" fo:text-indent="0.3937in"/>
      <style:text-properties fo:language="en" fo:country="US"/>
    </style:style>
    <style:style style:name="P12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13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14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15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16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17" style:parent-style-name="Normal" style:family="paragraph">
      <style:paragraph-properties fo:text-align="justify" fo:margin-bottom="0in" fo:line-height="150%" fo:text-indent="0.3937in"/>
    </style:style>
    <style:style style:name="P18" style:parent-style-name="Normal" style:family="paragraph">
      <style:paragraph-properties fo:text-align="center" fo:margin-bottom="0in" fo:line-height="150%" fo:text-indent="0.3937in"/>
      <style:text-properties style:font-name="Franklin Gothic Medium" fo:font-weight="bold" style:font-weight-asian="bold" style:font-weight-complex="bold" style:font-relief="engraved" fo:color="#000000" fo:letter-spacing="-0.0277in" fo:font-size="36pt" style:font-size-asian="36pt" style:font-size-complex="36pt" fo:language="en" fo:country="US"/>
    </style:style>
    <style:style style:name="P19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20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21" style:parent-style-name="Normal" style:family="paragraph">
      <style:paragraph-properties fo:text-align="justify" fo:margin-bottom="0in" fo:line-height="150%" fo:margin-left="0.5in" fo:text-indent="0.3937in">
        <style:tab-stops/>
      </style:paragraph-properties>
      <style:text-properties style:font-name="Courier New" style:font-name-complex="Courier New" fo:font-weight="bold" style:font-weight-asian="bold" style:font-weight-complex="bold" fo:font-size="17pt" style:font-size-asian="17pt" style:font-size-complex="17pt" fo:language="en" fo:country="US"/>
    </style:style>
    <style:style style:name="P22" style:parent-style-name="Normal" style:family="paragraph">
      <style:paragraph-properties fo:text-align="justify" fo:margin-bottom="0in" fo:line-height="150%" fo:margin-left="0.5in" fo:text-indent="0.3937in">
        <style:tab-stops/>
      </style:paragraph-properties>
    </style:style>
    <style:style style:name="P23" style:parent-style-name="Normal" style:family="paragraph">
      <style:paragraph-properties fo:margin-bottom="0in" fo:line-height="150%" fo:text-indent="0.3937in"/>
      <style:text-properties style:font-name="Courier New" style:font-name-complex="Courier New" fo:language="en" fo:country="US"/>
    </style:style>
    <style:style style:name="P24" style:parent-style-name="Normal" style:family="paragraph">
      <style:paragraph-properties fo:text-align="center" fo:margin-bottom="0in" fo:line-height="150%" fo:text-indent="0.3937in"/>
      <style:text-properties fo:language="en" fo:country="US"/>
    </style:style>
    <style:style style:name="P25" style:parent-style-name="Normal" style:family="paragraph">
      <style:paragraph-properties fo:margin-bottom="0in" fo:line-height="150%" fo:text-indent="0.3937in"/>
      <style:text-properties fo:language="en" fo:country="US"/>
    </style:style>
    <style:style style:name="P26" style:parent-style-name="Normal" style:family="paragraph">
      <style:paragraph-properties fo:margin-bottom="0in" fo:line-height="150%" fo:text-indent="0.3937in"/>
      <style:text-properties fo:language="en" fo:country="US"/>
    </style:style>
    <style:style style:name="P27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28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29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30" style:parent-style-name="Normal" style:family="paragraph">
      <style:paragraph-properties fo:margin-bottom="0in" fo:line-height="150%" fo:text-indent="0.3937in"/>
      <style:text-properties style:font-name="Courier New" style:font-name-complex="Courier New" fo:font-weight="bold" style:font-weight-asian="bold" style:font-weight-complex="bold" fo:font-size="17pt" style:font-size-asian="17pt" style:font-size-complex="17pt" fo:language="en" fo:country="US"/>
    </style:style>
    <style:style style:name="P31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32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33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34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35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36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37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38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39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40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41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42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43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S1" style:family="section">
      <style:section-properties fo:margin-left="0in" fo:margin-right="0in" style:writing-mode="lr-tb"/>
    </style:style>
    <style:style style:name="P44" style:parent-style-name="Normal" style:family="paragraph">
      <style:paragraph-properties fo:text-align="justify" fo:margin-bottom="0in" fo:line-height="150%"/>
      <style:text-properties fo:language="en" fo:country="US"/>
    </style:style>
    <style:style style:name="P45" style:parent-style-name="Normal" style:family="paragraph">
      <style:paragraph-properties fo:text-align="justify" fo:margin-bottom="0in" fo:line-height="150%"/>
      <style:text-properties fo:language="en" fo:country="US"/>
    </style:style>
    <style:style style:name="P46" style:parent-style-name="Normal" style:family="paragraph">
      <style:paragraph-properties fo:text-align="justify" fo:margin-bottom="0in" fo:line-height="150%"/>
      <style:text-properties fo:language="en" fo:country="US"/>
    </style:style>
    <style:style style:name="P47" style:parent-style-name="Heading2" style:family="paragraph">
      <style:paragraph-properties fo:text-align="center"/>
      <style:text-properties style:font-name="Times New Roman" fo:font-weight="bold" style:font-weight-asian="bold" style:font-weight-complex="bold" style:use-window-font-color="true" fo:font-size="12pt" style:font-size-asian="12pt" style:font-size-complex="12pt" fo:language="en" fo:country="US"/>
    </style:style>
    <style:style style:name="P48" style:parent-style-name="Heading2" style:family="paragraph">
      <style:paragraph-properties fo:text-align="center"/>
      <style:text-properties style:font-name="Times New Roman" fo:font-weight="bold" style:font-weight-asian="bold" style:font-weight-complex="bold" style:use-window-font-color="true" fo:font-size="12pt" style:font-size-asian="12pt" style:font-size-complex="12pt" fo:language="en" fo:country="US"/>
    </style:style>
    <style:style style:name="P49" style:parent-style-name="Heading2" style:family="paragraph">
      <style:paragraph-properties fo:text-align="center"/>
    </style:style>
    <style:style style:name="T50" style:parent-style-name="DefaultParagraphFont" style:family="text">
      <style:text-properties style:font-name="Times New Roman" fo:font-weight="bold" style:font-weight-asian="bold" style:font-weight-complex="bold" style:use-window-font-color="true" fo:font-size="12pt" style:font-size-asian="12pt" style:font-size-complex="12pt" fo:language="en" fo:country="US"/>
    </style:style>
    <style:style style:name="T51" style:parent-style-name="DefaultParagraphFont" style:family="text">
      <style:text-properties style:font-name="Times New Roman" fo:font-weight="bold" style:font-weight-asian="bold" style:font-weight-complex="bold" style:use-window-font-color="true" fo:font-size="12pt" style:font-size-asian="12pt" style:font-size-complex="12pt" fo:language="en" fo:country="US"/>
    </style:style>
    <style:style style:name="T52" style:parent-style-name="DefaultParagraphFont" style:family="text">
      <style:text-properties style:font-name="Times New Roman" fo:font-weight="bold" style:font-weight-asian="bold" style:font-weight-complex="bold" style:use-window-font-color="true" fo:font-size="12pt" style:font-size-asian="12pt" style:font-size-complex="12pt" fo:language="en" fo:country="US"/>
    </style:style>
    <style:style style:name="P53" style:parent-style-name="Heading2" style:family="paragraph">
      <style:paragraph-properties fo:text-align="center"/>
    </style:style>
    <style:style style:name="T54" style:parent-style-name="DefaultParagraphFont" style:family="text">
      <style:text-properties style:font-name="Times New Roman" fo:font-weight="bold" style:font-weight-asian="bold" style:font-weight-complex="bold" style:use-window-font-color="true" fo:font-size="12pt" style:font-size-asian="12pt" style:font-size-complex="12pt" fo:language="en" fo:country="US"/>
    </style:style>
    <style:style style:name="P55" style:parent-style-name="Normal" style:family="paragraph">
      <style:text-properties style:font-name="Times New Roman" style:font-name-complex="Times New Roman" fo:font-size="30pt" style:font-size-asian="30pt" style:font-size-complex="30pt" fo:language="en" fo:country="US"/>
    </style:style>
    <style:style style:name="T56" style:parent-style-name="DefaultParagraphFont" style:family="text">
      <style:text-properties style:font-name="Times New Roman" fo:font-weight="bold" style:font-weight-asian="bold" style:font-weight-complex="bold" style:use-window-font-color="true" fo:font-size="12pt" style:font-size-asian="12pt" style:font-size-complex="12pt" fo:language="en" fo:country="US"/>
    </style:style>
    <style:style style:name="T57" style:parent-style-name="DefaultParagraphFont" style:family="text">
      <style:text-properties style:font-name="Times New Roman" fo:font-weight="bold" style:font-weight-asian="bold" style:font-weight-complex="bold" style:use-window-font-color="true" fo:font-size="12pt" style:font-size-asian="12pt" style:font-size-complex="12pt" fo:language="en" fo:country="US"/>
    </style:style>
    <style:style style:name="T58" style:parent-style-name="DefaultParagraphFont" style:family="text">
      <style:text-properties fo:language="en" fo:country="US"/>
    </style:style>
    <style:style style:name="P59" style:parent-style-name="ListParagraph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0" style:parent-style-name="ListParagraph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1" style:parent-style-name="ListParagraph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2" style:parent-style-name="ListParagraph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3" style:parent-style-name="ListParagraph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4" style:parent-style-name="ListParagraph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5" style:parent-style-name="ListParagraph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6" style:parent-style-name="ListParagraph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7" style:parent-style-name="ListParagraph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8" style:parent-style-name="ListParagraph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9" style:parent-style-name="ListParagraph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70" style:parent-style-name="ListParagraph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71" style:parent-style-name="Normal" style:family="paragraph">
      <style:paragraph-properties fo:text-align="justify" fo:margin-bottom="0in" fo:line-height="150%" fo:text-indent="0.3937in"/>
    </style:style>
    <style:style style:name="P72" style:parent-style-name="Normal" style:family="paragraph">
      <style:paragraph-properties fo:text-align="justify" fo:margin-bottom="0in" fo:line-height="150%"/>
    </style:style>
    <style:style style:name="T7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7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9" style:parent-style-name="Normal" style:family="paragraph">
      <style:paragraph-properties fo:text-align="justify" fo:margin-bottom="0in" fo:line-height="150%" fo:text-indent="0.3937in"/>
      <style:text-properties style:font-name="Times New Roman" style:font-name-complex="Times New Roman" fo:font-size="12pt" style:font-size-asian="12pt" style:font-size-complex="12pt" fo:language="en" fo:country="US"/>
    </style:style>
    <style:style style:name="P80" style:parent-style-name="Normal" style:family="paragraph">
      <style:paragraph-properties fo:text-align="justify" fo:margin-bottom="0in" fo:line-height="150%" fo:text-indent="0.3937in"/>
      <style:text-properties style:font-name="Times New Roman" style:font-name-complex="Times New Roman" fo:font-size="12pt" style:font-size-asian="12pt" style:font-size-complex="12pt" fo:language="en" fo:country="US"/>
    </style:style>
    <style:style style:name="P81" style:parent-style-name="Normal" style:family="paragraph">
      <style:paragraph-properties fo:text-align="justify" fo:margin-bottom="0in" fo:line-height="150%" fo:text-indent="0.3937in"/>
      <style:text-properties style:font-name="Times New Roman" style:font-name-complex="Times New Roman" fo:font-size="12pt" style:font-size-asian="12pt" style:font-size-complex="12pt" fo:language="en" fo:country="US"/>
    </style:style>
    <style:style style:name="P82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83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84" style:parent-style-name="Normal" style:family="paragraph">
      <style:paragraph-properties fo:text-align="justify" fo:margin-bottom="0in" fo:line-height="150%"/>
      <style:text-properties fo:language="en" fo:country="US"/>
    </style:style>
    <style:style style:name="P85" style:parent-style-name="Normal" style:family="paragraph">
      <style:paragraph-properties fo:text-align="justify" fo:margin-bottom="0in" fo:line-height="150%"/>
      <style:text-properties fo:language="en" fo:country="US"/>
    </style:style>
    <style:style style:name="P86" style:parent-style-name="Normal" style:family="paragraph">
      <style:paragraph-properties fo:text-align="justify" fo:margin-bottom="0in" fo:line-height="150%"/>
      <style:text-properties fo:language="en" fo:country="US"/>
    </style:style>
    <style:style style:name="P87" style:parent-style-name="Normal" style:family="paragraph">
      <style:paragraph-properties fo:text-align="justify" fo:margin-bottom="0in" fo:line-height="150%"/>
      <style:text-properties fo:language="en" fo:country="US"/>
    </style:style>
    <style:style style:name="P88" style:parent-style-name="Normal" style:family="paragraph">
      <style:paragraph-properties fo:text-align="justify" fo:margin-bottom="0in" fo:line-height="150%"/>
      <style:text-properties fo:language="en" fo:country="US"/>
    </style:style>
    <style:style style:name="P89" style:parent-style-name="Normal" style:family="paragraph">
      <style:paragraph-properties fo:text-align="justify" fo:margin-bottom="0in" fo:line-height="150%"/>
      <style:text-properties fo:language="en" fo:country="US"/>
    </style:style>
    <style:style style:name="P90" style:parent-style-name="Normal" style:family="paragraph">
      <style:paragraph-properties fo:margin-bottom="0in" fo:line-height="150%"/>
      <style:text-properties style:font-name="Times New Roman" style:font-name-complex="Times New Roman" fo:language="en" fo:country="US"/>
    </style:style>
    <style:style style:name="P91" style:parent-style-name="Heading2" style:family="paragraph">
      <style:paragraph-properties fo:text-align="center"/>
      <style:text-properties style:font-name="Times New Roman" fo:font-weight="bold" style:font-weight-asian="bold" style:font-weight-complex="bold" style:use-window-font-color="true" fo:font-size="12pt" style:font-size-asian="12pt" style:font-size-complex="12pt" fo:language="en" fo:country="US"/>
    </style:style>
    <style:style style:name="P92" style:parent-style-name="Heading2" style:family="paragraph">
      <style:paragraph-properties fo:text-align="center"/>
    </style:style>
    <style:style style:name="T93" style:parent-style-name="DefaultParagraphFont" style:family="text">
      <style:text-properties style:font-name="Times New Roman" fo:font-weight="bold" style:font-weight-asian="bold" style:font-weight-complex="bold" style:use-window-font-color="true" fo:font-size="12pt" style:font-size-asian="12pt" style:font-size-complex="12pt" fo:language="en" fo:country="US"/>
    </style:style>
    <style:style style:name="T94" style:parent-style-name="DefaultParagraphFont" style:family="text">
      <style:text-properties style:font-name="Times New Roman" fo:font-weight="bold" style:font-weight-asian="bold" style:font-weight-complex="bold" style:use-window-font-color="true" fo:font-size="12pt" style:font-size-asian="12pt" style:font-size-complex="12pt" fo:language="en" fo:country="US"/>
    </style:style>
    <style:style style:name="T95" style:parent-style-name="DefaultParagraphFont" style:family="text">
      <style:text-properties style:font-name="Times New Roman" fo:font-weight="bold" style:font-weight-asian="bold" style:font-weight-complex="bold" style:use-window-font-color="true" fo:font-size="12pt" style:font-size-asian="12pt" style:font-size-complex="12pt" fo:language="en" fo:country="US"/>
    </style:style>
    <style:style style:name="P96" style:parent-style-name="Normal" style:family="paragraph">
      <style:text-properties style:font-name="Times New Roman" style:font-name-complex="Times New Roman" fo:font-size="30pt" style:font-size-asian="30pt" style:font-size-complex="30pt" fo:language="en" fo:country="US"/>
    </style:style>
    <style:style style:name="T97" style:parent-style-name="DefaultParagraphFont" style:family="text">
      <style:text-properties style:font-name="Times New Roman" fo:font-weight="bold" style:font-weight-asian="bold" style:font-weight-complex="bold" style:use-window-font-color="true" fo:font-size="12pt" style:font-size-asian="12pt" style:font-size-complex="12pt" fo:language="en" fo:country="US"/>
    </style:style>
    <style:style style:name="T98" style:parent-style-name="DefaultParagraphFont" style:family="text">
      <style:text-properties style:font-name="Times New Roman" fo:language="en" fo:country="US"/>
    </style:style>
    <style:style style:name="T99" style:parent-style-name="DefaultParagraphFont" style:family="text">
      <style:text-properties style:font-name="Times New Roman"/>
    </style:style>
    <style:style style:name="T100" style:parent-style-name="DefaultParagraphFont" style:family="text">
      <style:text-properties style:font-name="Times New Roman"/>
    </style:style>
    <style:style style:name="T101" style:parent-style-name="DefaultParagraphFont" style:family="text">
      <style:text-properties style:font-name="Times New Roman"/>
    </style:style>
    <style:style style:name="T102" style:parent-style-name="DefaultParagraphFont" style:family="text">
      <style:text-properties style:font-name="Times New Roman"/>
    </style:style>
    <style:style style:name="T103" style:parent-style-name="DefaultParagraphFont" style:family="text">
      <style:text-properties style:font-name="Times New Roman"/>
    </style:style>
    <style:style style:name="P104" style:parent-style-name="ListParagraph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 fo:language="en" fo:country="US"/>
    </style:style>
    <style:style style:name="P105" style:parent-style-name="Normal" style:family="paragraph">
      <style:paragraph-properties fo:margin-bottom="0in" fo:line-height="150%"/>
    </style:style>
    <style:style style:name="T106" style:parent-style-name="DefaultParagraphFont" style:family="text">
      <style:text-properties style:font-name="Times New Roman" style:font-name-complex="Times New Roman" style:font-style-complex="italic" fo:font-size="12pt" style:font-size-asian="12pt" style:font-size-complex="12pt" fo:language="en" fo:country="US"/>
    </style:style>
    <style:style style:name="T107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108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109" style:parent-style-name="DefaultParagraphFont" style:family="text">
      <style:text-properties style:font-name="Times New Roman" style:font-name-complex="Times New Roman" style:font-style-complex="italic" fo:font-size="12pt" style:font-size-asian="12pt" style:font-size-complex="12pt" fo:language="en" fo:country="US"/>
    </style:style>
    <style:style style:name="T110" style:parent-style-name="DefaultParagraphFont" style:family="text">
      <style:text-properties style:font-name="Times New Roman" style:font-name-complex="Times New Roman" fo:font-style="italic" style:font-style-asian="italic" fo:font-size="17pt" style:font-size-asian="17pt" style:font-size-complex="17pt" fo:language="en" fo:country="US"/>
    </style:style>
    <style:style style:name="T111" style:parent-style-name="DefaultParagraphFont" style:family="text">
      <style:text-properties style:font-name="Times New Roman" style:font-name-complex="Times New Roman" fo:font-style="italic" style:font-style-asian="italic" fo:font-size="17pt" style:font-size-asian="17pt" style:font-size-complex="17pt" fo:language="en" fo:country="US"/>
    </style:style>
    <style:style style:name="T112" style:parent-style-name="DefaultParagraphFont" style:family="text">
      <style:text-properties style:font-name="Times New Roman" style:font-name-complex="Times New Roman" fo:font-style="italic" style:font-style-asian="italic" fo:font-size="17pt" style:font-size-asian="17pt" style:font-size-complex="17pt" fo:language="en" fo:country="US"/>
    </style:style>
    <style:style style:name="P113" style:parent-style-name="Normal" style:family="paragraph">
      <style:paragraph-properties fo:margin-bottom="0in" fo:line-height="150%"/>
    </style:style>
    <style:style style:name="T114" style:parent-style-name="DefaultParagraphFont" style:family="text">
      <style:text-properties style:font-name="Times New Roman" style:font-name-complex="Times New Roman" fo:font-style="italic" style:font-style-asian="italic" fo:font-size="17pt" style:font-size-asian="17pt" style:font-size-complex="17pt" fo:language="en" fo:country="US"/>
    </style:style>
    <style:style style:name="T115" style:parent-style-name="DefaultParagraphFont" style:family="text">
      <style:text-properties style:font-name="Times New Roman" style:font-name-complex="Times New Roman" fo:font-style="italic" style:font-style-asian="italic" fo:font-size="17pt" style:font-size-asian="17pt" style:font-size-complex="17pt"/>
    </style:style>
    <style:style style:name="T116" style:parent-style-name="DefaultParagraphFont" style:family="text">
      <style:text-properties style:font-name="Times New Roman" style:font-name-complex="Times New Roman" style:font-style-complex="italic" fo:font-size="12pt" style:font-size-asian="12pt" style:font-size-complex="12pt" fo:language="en" fo:country="US"/>
    </style:style>
    <style:style style:name="T117" style:parent-style-name="DefaultParagraphFont" style:family="text">
      <style:text-properties style:font-name="Times New Roman" style:font-name-complex="Times New Roman" style:font-style-complex="italic" fo:font-size="12pt" style:font-size-asian="12pt" style:font-size-complex="12pt" fo:language="en" fo:country="US"/>
    </style:style>
    <style:style style:name="T118" style:parent-style-name="DefaultParagraphFont" style:family="text">
      <style:text-properties style:font-name="Times New Roman" style:font-name-complex="Times New Roman" style:font-style-complex="italic" fo:font-size="15pt" style:font-size-asian="15pt" style:font-size-complex="15pt" fo:language="en" fo:country="US"/>
    </style:style>
    <style:style style:name="T119" style:parent-style-name="DefaultParagraphFont" style:family="text">
      <style:text-properties style:font-name="Times New Roman" style:font-name-complex="Times New Roman" style:font-style-complex="italic" fo:font-size="15pt" style:font-size-asian="15pt" style:font-size-complex="15pt" fo:language="en" fo:country="US"/>
    </style:style>
    <style:style style:name="T120" style:parent-style-name="DefaultParagraphFont" style:family="text">
      <style:text-properties style:font-name="Times New Roman" style:font-name-complex="Times New Roman" style:font-style-complex="italic" fo:font-size="12pt" style:font-size-asian="12pt" style:font-size-complex="12pt" fo:language="en" fo:country="US"/>
    </style:style>
    <style:style style:name="T121" style:parent-style-name="DefaultParagraphFont" style:family="text">
      <style:text-properties style:font-name="Times New Roman" style:font-name-complex="Times New Roman" style:font-style-complex="italic" fo:font-size="12pt" style:font-size-asian="12pt" style:font-size-complex="12pt" fo:language="en" fo:country="US"/>
    </style:style>
    <style:style style:name="P122" style:parent-style-name="Normal" style:family="paragraph">
      <style:paragraph-properties fo:margin-bottom="0in" fo:line-height="150%"/>
    </style:style>
    <style:style style:name="T123" style:parent-style-name="DefaultParagraphFont" style:family="text">
      <style:text-properties style:font-name="Times New Roman" style:font-name-complex="Times New Roman" style:font-style-complex="italic" fo:font-size="12pt" style:font-size-asian="12pt" style:font-size-complex="12pt" fo:language="en" fo:country="US"/>
    </style:style>
    <style:style style:name="T124" style:parent-style-name="DefaultParagraphFont" style:family="text">
      <style:text-properties style:font-name="Times New Roman" style:font-name-complex="Times New Roman"/>
    </style:style>
    <style:style style:name="P125" style:parent-style-name="Normal" style:family="paragraph">
      <style:paragraph-properties fo:text-align="justify" fo:margin-bottom="0in" fo:line-height="150%"/>
      <style:text-properties style:font-name="Times New Roman" style:font-name-complex="Times New Roman" fo:language="en" fo:country="US"/>
    </style:style>
    <style:style style:name="P126" style:parent-style-name="ListParagraph" style:family="paragraph">
      <style:paragraph-properties fo:text-align="justify" fo:margin-bottom="0in" fo:line-height="150%"/>
      <style:text-properties style:font-name="Times New Roman" style:font-name-complex="Times New Roman" fo:language="en" fo:country="US"/>
    </style:style>
    <style:style style:name="T128" style:parent-style-name="DefaultParagraphFont" style:family="text">
      <style:text-properties style:font-name="Times New Roman" style:font-name-complex="Times New Roman" fo:language="en" fo:country="US"/>
    </style:style>
    <style:style style:name="P127" style:parent-style-name="ListParagraph" style:family="paragraph">
      <style:paragraph-properties fo:margin-bottom="0in" fo:line-height="150%">
        <style:drop-cap style:length="1" style:lines="2"/>
      </style:paragraph-properties>
    </style:style>
    <style:style style:name="T12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32" style:parent-style-name="ListParagraph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 fo:language="en" fo:country="US"/>
    </style:style>
    <style:style style:name="P133" style:parent-style-name="ListParagraph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 fo:language="en" fo:country="US"/>
    </style:style>
    <style:style style:name="S2" style:family="section">
      <style:section-properties fo:margin-left="0in" fo:margin-right="0in" style:writing-mode="lr-tb"/>
    </style:style>
    <style:style style:name="P134" style:parent-style-name="Normal" style:family="paragraph">
      <style:paragraph-properties fo:break-before="page" fo:text-align="justify" fo:margin-bottom="0in" fo:line-height="150%"/>
    </style:style>
    <style:style style:name="P135" style:parent-style-name="Heading2" style:family="paragraph">
      <style:paragraph-properties fo:text-align="center"/>
    </style:style>
    <style:style style:name="T136" style:parent-style-name="DefaultParagraphFont" style:family="text">
      <style:text-properties style:font-name="Times New Roman" fo:font-weight="bold" style:font-weight-asian="bold" style:font-weight-complex="bold" style:use-window-font-color="true" fo:font-size="12pt" style:font-size-asian="12pt" style:font-size-complex="12pt" fo:language="en" fo:country="US"/>
    </style:style>
    <style:style style:name="T137" style:parent-style-name="DefaultParagraphFont" style:family="text">
      <style:text-properties style:font-name="Times New Roman" fo:font-weight="bold" style:font-weight-asian="bold" style:font-weight-complex="bold" style:use-window-font-color="true" fo:font-size="12pt" style:font-size-asian="12pt" style:font-size-complex="12pt" fo:language="en" fo:country="US"/>
    </style:style>
    <style:style style:name="T138" style:parent-style-name="DefaultParagraphFont" style:family="text">
      <style:text-properties style:font-name="Times New Roman" fo:font-weight="bold" style:font-weight-asian="bold" style:font-weight-complex="bold" style:use-window-font-color="true" fo:font-size="12pt" style:font-size-asian="12pt" style:font-size-complex="12pt" fo:language="en" fo:country="US"/>
    </style:style>
    <style:style style:name="P139" style:parent-style-name="Normal" style:family="paragraph">
      <style:text-properties style:font-name="Times New Roman" style:font-name-complex="Times New Roman" fo:font-size="30pt" style:font-size-asian="30pt" style:font-size-complex="30pt" fo:language="en" fo:country="US"/>
    </style:style>
    <style:style style:name="T140" style:parent-style-name="DefaultParagraphFont" style:family="text">
      <style:text-properties style:font-name="Times New Roman" fo:font-weight="bold" style:font-weight-asian="bold" style:font-weight-complex="bold" style:use-window-font-color="true" fo:font-size="12pt" style:font-size-asian="12pt" style:font-size-complex="12pt" fo:language="en" fo:country="US"/>
    </style:style>
    <style:style style:name="P141" style:parent-style-name="Heading2" style:family="paragraph">
      <style:paragraph-properties fo:text-align="center"/>
      <style:text-properties style:font-name="Times New Roman" fo:font-weight="bold" style:font-weight-asian="bold" style:font-weight-complex="bold" style:use-window-font-color="true" fo:font-size="12pt" style:font-size-asian="12pt" style:font-size-complex="12pt" fo:language="en" fo:country="US"/>
    </style:style>
    <style:style style:name="P142" style:parent-style-name="Normal" style:family="paragraph">
      <style:paragraph-properties fo:text-align="justify" fo:margin-bottom="0in" fo:line-height="150%" fo:text-indent="0.3937in"/>
      <style:text-properties style:font-name="Times New Roman" style:font-name-complex="Times New Roman" fo:font-size="12pt" style:font-size-asian="12pt" style:font-size-complex="12pt" fo:language="en" fo:country="US"/>
    </style:style>
    <style:style style:name="P143" style:parent-style-name="Normal" style:family="paragraph">
      <style:paragraph-properties fo:text-align="justify" fo:margin-bottom="0in" fo:line-height="150%" fo:text-indent="0.3937in"/>
    </style:style>
    <style:style style:name="T14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45" style:parent-style-name="Normal" style:family="paragraph">
      <style:paragraph-properties fo:text-align="justify" fo:margin-bottom="0in" fo:line-height="150%" fo:text-indent="0.3937in"/>
    </style:style>
    <style:style style:name="T14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47" style:parent-style-name="Normal" style:family="paragraph">
      <style:paragraph-properties fo:text-align="center"/>
      <style:text-properties fo:language="en" fo:country="US"/>
    </style:style>
    <style:style style:name="P148" style:parent-style-name="Normal" style:family="paragraph">
      <style:paragraph-properties fo:text-align="justify" fo:margin-bottom="0in" fo:line-height="150%" fo:text-indent="0.3937in"/>
    </style:style>
    <style:style style:name="T14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50" style:parent-style-name="Normal" style:family="paragraph">
      <style:paragraph-properties fo:text-align="justify" fo:margin-bottom="0in" fo:line-height="150%" fo:text-indent="0.3937in"/>
    </style:style>
    <style:style style:name="T15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53" style:parent-style-name="Normal" style:family="paragraph">
      <style:paragraph-properties fo:text-align="justify" fo:margin-bottom="0in" fo:line-height="150%" fo:text-indent="0.3937in"/>
    </style:style>
    <style:style style:name="T15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55" style:parent-style-name="Normal" style:family="paragraph">
      <style:paragraph-properties fo:text-align="center"/>
      <style:text-properties fo:language="en" fo:country="US"/>
    </style:style>
    <style:style style:name="P156" style:parent-style-name="Normal" style:family="paragraph">
      <style:paragraph-properties fo:text-align="center"/>
      <style:text-properties fo:language="en" fo:country="US"/>
    </style:style>
    <style:style style:name="T15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60" style:parent-style-name="Normal" style:family="paragraph">
      <style:paragraph-properties fo:text-align="justify" fo:margin-bottom="0in" fo:line-height="150%" fo:text-indent="0.3937in"/>
      <style:text-properties style:font-name="Times New Roman" style:font-name-complex="Times New Roman" fo:font-size="12pt" style:font-size-asian="12pt" style:font-size-complex="12pt" fo:language="en" fo:country="US"/>
    </style:style>
    <style:style style:name="P161" style:parent-style-name="Normal" style:family="paragraph">
      <style:paragraph-properties fo:text-align="justify" fo:margin-bottom="0in" fo:line-height="150%" fo:text-indent="0.3937in"/>
      <style:text-properties style:font-name="Times New Roman" style:font-name-complex="Times New Roman" fo:font-size="12pt" style:font-size-asian="12pt" style:font-size-complex="12pt" fo:language="en" fo:country="US"/>
    </style:style>
    <style:style style:name="P162" style:parent-style-name="Normal" style:family="paragraph">
      <style:paragraph-properties fo:text-align="justify" fo:margin-bottom="0in" fo:line-height="150%" fo:text-indent="0.3937in"/>
    </style:style>
    <style:style style:name="T16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64" style:parent-style-name="Normal" style:family="paragraph">
      <style:paragraph-properties fo:text-align="justify" fo:margin-bottom="0in" fo:line-height="150%" fo:text-indent="0.3937in"/>
    </style:style>
    <style:style style:name="T16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66" style:parent-style-name="Normal" style:family="paragraph">
      <style:paragraph-properties fo:text-align="justify" fo:margin-bottom="0in" fo:line-height="150%" fo:text-indent="0.3937in"/>
      <style:text-properties style:font-name="Times New Roman" style:font-name-complex="Times New Roman" fo:font-size="12pt" style:font-size-asian="12pt" style:font-size-complex="12pt" fo:language="en" fo:country="US"/>
    </style:style>
    <style:style style:name="P167" style:parent-style-name="Normal" style:family="paragraph">
      <style:paragraph-properties fo:text-align="justify" fo:margin-bottom="0in" fo:line-height="150%" fo:text-indent="0.3937in"/>
    </style:style>
    <style:style style:name="T16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69" style:parent-style-name="Normal" style:family="paragraph">
      <style:paragraph-properties fo:text-align="center"/>
      <style:text-properties fo:language="en" fo:country="US"/>
    </style:style>
    <style:style style:name="P170" style:parent-style-name="Normal" style:family="paragraph">
      <style:paragraph-properties fo:text-align="center"/>
      <style:text-properties fo:language="en" fo:country="US"/>
    </style:style>
    <style:style style:name="T17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72" style:parent-style-name="Normal" style:family="paragraph">
      <style:paragraph-properties fo:text-align="center"/>
      <style:text-properties fo:language="en" fo:country="US"/>
    </style:style>
    <style:style style:name="P173" style:parent-style-name="Normal" style:family="paragraph">
      <style:paragraph-properties fo:text-align="justify" fo:margin-bottom="0in" fo:line-height="150%" fo:text-indent="0.3937in"/>
    </style:style>
    <style:style style:name="T17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75" style:parent-style-name="Normal" style:family="paragraph">
      <style:paragraph-properties fo:text-align="justify" fo:margin-bottom="0in" fo:line-height="150%" fo:text-indent="0.3937in"/>
    </style:style>
    <style:style style:name="T17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77" style:parent-style-name="Normal" style:family="paragraph">
      <style:paragraph-properties fo:text-align="justify" fo:margin-bottom="0in" fo:line-height="150%" fo:text-indent="0.3937in"/>
    </style:style>
    <style:style style:name="T17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7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80" style:parent-style-name="Normal" style:family="paragraph">
      <style:paragraph-properties fo:text-align="justify" fo:margin-bottom="0in" fo:line-height="150%" fo:text-indent="0.3937in"/>
    </style:style>
    <style:style style:name="T18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82" style:parent-style-name="Normal" style:family="paragraph">
      <style:paragraph-properties fo:text-align="center" fo:margin-bottom="0in" fo:line-height="103%"/>
      <style:text-properties fo:language="en" fo:country="US"/>
    </style:style>
    <style:style style:name="P183" style:parent-style-name="Normal" style:family="paragraph">
      <style:paragraph-properties fo:margin-bottom="0in" fo:line-height="103%"/>
      <style:text-properties fo:language="en" fo:country="US"/>
    </style:style>
    <style:style style:name="P184" style:parent-style-name="Normal" style:family="paragraph">
      <style:paragraph-properties fo:text-align="center" fo:margin-bottom="0in" fo:line-height="103%"/>
      <style:text-properties fo:language="en" fo:country="US"/>
    </style:style>
    <style:style style:name="P185" style:parent-style-name="Normal" style:family="paragraph">
      <style:paragraph-properties fo:text-align="justify" fo:margin-bottom="0in" fo:line-height="150%" fo:text-indent="0.3937in"/>
      <style:text-properties style:font-name="Times New Roman" style:font-name-complex="Times New Roman" fo:font-size="12pt" style:font-size-asian="12pt" style:font-size-complex="12pt" fo:language="en" fo:country="US"/>
    </style:style>
    <style:style style:name="P186" style:parent-style-name="Normal" style:family="paragraph">
      <style:paragraph-properties fo:text-align="justify" fo:margin-bottom="0in" fo:line-height="150%" fo:text-indent="0.3937in"/>
      <style:text-properties style:font-name="Times New Roman" style:font-name-complex="Times New Roman" fo:font-size="12pt" style:font-size-asian="12pt" style:font-size-complex="12pt" fo:language="en" fo:country="US"/>
    </style:style>
    <style:style style:name="P187" style:parent-style-name="Normal" style:family="paragraph">
      <style:paragraph-properties fo:text-align="justify" fo:margin-bottom="0in" fo:line-height="150%" fo:text-indent="0.3937in"/>
    </style:style>
    <style:style style:name="T18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89" style:parent-style-name="Normal" style:family="paragraph">
      <style:paragraph-properties fo:text-align="justify" fo:margin-bottom="0in" fo:line-height="150%" fo:text-indent="0.3937in"/>
    </style:style>
    <style:style style:name="T19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91" style:parent-style-name="Normal" style:family="paragraph">
      <style:paragraph-properties fo:text-align="center"/>
      <style:text-properties fo:language="en" fo:country="US"/>
    </style:style>
    <style:style style:name="T19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93" style:parent-style-name="Normal" style:family="paragraph">
      <style:paragraph-properties fo:text-align="justify" fo:margin-bottom="0in" fo:line-height="150%" fo:text-indent="0.3937in"/>
      <style:text-properties style:font-name="Times New Roman" style:font-name-complex="Times New Roman" fo:font-size="12pt" style:font-size-asian="12pt" style:font-size-complex="12pt" fo:language="en" fo:country="US"/>
    </style:style>
    <style:style style:name="P194" style:parent-style-name="Normal" style:family="paragraph">
      <style:paragraph-properties fo:text-align="justify" fo:margin-bottom="0in" fo:line-height="150%" fo:text-indent="0.3937in"/>
      <style:text-properties style:font-name="Times New Roman" style:font-name-complex="Times New Roman" fo:font-size="12pt" style:font-size-asian="12pt" style:font-size-complex="12pt" fo:language="en" fo:country="US"/>
    </style:style>
    <style:style style:name="P195" style:parent-style-name="Normal" style:family="paragraph">
      <style:paragraph-properties fo:text-align="justify" fo:margin-bottom="0in" fo:line-height="150%" fo:text-indent="0.3937in"/>
    </style:style>
    <style:style style:name="T19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97" style:parent-style-name="Normal" style:family="paragraph">
      <style:paragraph-properties fo:text-align="justify" fo:margin-bottom="0in" fo:line-height="150%" fo:text-indent="0.3937in"/>
    </style:style>
    <style:style style:name="T19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00" style:parent-style-name="Normal" style:family="paragraph">
      <style:paragraph-properties fo:text-align="justify" fo:margin-bottom="0in" fo:line-height="150%" fo:text-indent="0.3937in"/>
    </style:style>
    <style:style style:name="T20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02" style:parent-style-name="Normal" style:family="paragraph">
      <style:paragraph-properties fo:text-align="center"/>
      <style:text-properties fo:language="en" fo:country="US"/>
    </style:style>
    <style:style style:name="P203" style:parent-style-name="Normal" style:family="paragraph">
      <style:paragraph-properties fo:text-align="justify" fo:margin-bottom="0in" fo:line-height="150%" fo:text-indent="0.3937in"/>
      <style:text-properties style:font-name="Times New Roman" style:font-name-complex="Times New Roman" fo:font-size="12pt" style:font-size-asian="12pt" style:font-size-complex="12pt" fo:language="en" fo:country="US"/>
    </style:style>
    <style:style style:name="P204" style:parent-style-name="Normal" style:family="paragraph">
      <style:paragraph-properties fo:text-align="justify" fo:margin-bottom="0in" fo:line-height="150%" fo:text-indent="0.3937in"/>
      <style:text-properties style:font-name="Times New Roman" style:font-name-complex="Times New Roman" fo:font-size="12pt" style:font-size-asian="12pt" style:font-size-complex="12pt" fo:language="en" fo:country="US"/>
    </style:style>
    <style:style style:name="P205" style:parent-style-name="Normal" style:family="paragraph">
      <style:paragraph-properties fo:text-align="justify" fo:margin-bottom="0in" fo:line-height="150%" fo:text-indent="0.3937in"/>
      <style:text-properties style:font-name="Times New Roman" style:font-name-complex="Times New Roman" fo:font-size="12pt" style:font-size-asian="12pt" style:font-size-complex="12pt" fo:language="en" fo:country="US"/>
    </style:style>
    <style:style style:name="P206" style:parent-style-name="Normal" style:family="paragraph">
      <style:paragraph-properties fo:text-align="justify" fo:margin-bottom="0in" fo:line-height="150%" fo:text-indent="0.3937in"/>
      <style:text-properties style:font-name="Times New Roman" style:font-name-complex="Times New Roman" fo:font-size="12pt" style:font-size-asian="12pt" style:font-size-complex="12pt" fo:language="en" fo:country="US"/>
    </style:style>
    <style:style style:name="P207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208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209" style:parent-style-name="Normal" style:family="paragraph">
      <style:paragraph-properties fo:text-align="justify" fo:margin-bottom="0in" fo:line-height="150%" fo:text-indent="0.3937in"/>
    </style:style>
    <style:style style:name="T210" style:parent-style-name="DefaultParagraphFont" style:family="text">
      <style:text-properties fo:language="en" fo:country="US"/>
    </style:style>
    <style:style style:name="T211" style:parent-style-name="DefaultParagraphFont" style:family="text">
      <style:text-properties fo:language="en" fo:country="US"/>
    </style:style>
    <style:style style:name="T212" style:parent-style-name="DefaultParagraphFont" style:family="text">
      <style:text-properties fo:language="en" fo:country="US"/>
    </style:style>
    <style:style style:name="P213" style:parent-style-name="Normal" style:family="paragraph">
      <style:text-properties style:font-name="Times New Roman" style:font-name-complex="Times New Roman" fo:font-size="30pt" style:font-size-asian="30pt" style:font-size-complex="30pt" fo:language="en" fo:country="US"/>
    </style:style>
    <style:style style:name="P214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215" style:parent-style-name="Heading2" style:family="paragraph">
      <style:paragraph-properties fo:text-align="center"/>
      <style:text-properties style:font-name="Times New Roman" fo:font-weight="bold" style:font-weight-asian="bold" style:font-weight-complex="bold" style:use-window-font-color="true" fo:font-size="12pt" style:font-size-asian="12pt" style:font-size-complex="12pt" fo:language="en" fo:country="US"/>
    </style:style>
    <style:style style:name="P216" style:parent-style-name="Heading2" style:family="paragraph">
      <style:paragraph-properties fo:text-align="center"/>
      <style:text-properties style:font-name="Times New Roman" fo:font-weight="bold" style:font-weight-asian="bold" style:font-weight-complex="bold" style:use-window-font-color="true" fo:font-size="12pt" style:font-size-asian="12pt" style:font-size-complex="12pt" fo:language="en" fo:country="US"/>
    </style:style>
    <style:style style:name="P217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218" style:parent-style-name="TOC2" style:family="paragraph">
      <style:paragraph-properties fo:line-height="100%">
        <style:tab-stops>
          <style:tab-stop style:type="right" style:leader-style="dotted" style:leader-text="." style:position="6.5333in"/>
        </style:tab-stops>
      </style:paragraph-properties>
    </style:style>
    <style:style style:name="T219" style:parent-style-name="Hyperlink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2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21" style:parent-style-name="TOC2" style:family="paragraph">
      <style:paragraph-properties fo:line-height="100%">
        <style:tab-stops>
          <style:tab-stop style:type="right" style:leader-style="dotted" style:leader-text="." style:position="6.5333in"/>
        </style:tab-stops>
      </style:paragraph-properties>
    </style:style>
    <style:style style:name="T222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223" style:parent-style-name="Hyperlink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2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25" style:parent-style-name="TOC2" style:family="paragraph">
      <style:paragraph-properties fo:line-height="100%">
        <style:tab-stops>
          <style:tab-stop style:type="right" style:leader-style="dotted" style:leader-text="." style:position="6.5333in"/>
        </style:tab-stops>
      </style:paragraph-properties>
    </style:style>
    <style:style style:name="T226" style:parent-style-name="Hyperlink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2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28" style:parent-style-name="TOC2" style:family="paragraph">
      <style:paragraph-properties fo:line-height="100%">
        <style:tab-stops>
          <style:tab-stop style:type="right" style:leader-style="dotted" style:leader-text="." style:position="6.5333in"/>
        </style:tab-stops>
      </style:paragraph-properties>
    </style:style>
    <style:style style:name="T229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230" style:parent-style-name="Hyperlink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3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32" style:parent-style-name="TOC2" style:family="paragraph">
      <style:paragraph-properties fo:line-height="100%">
        <style:tab-stops>
          <style:tab-stop style:type="right" style:leader-style="dotted" style:leader-text="." style:position="6.5333in"/>
        </style:tab-stops>
      </style:paragraph-properties>
    </style:style>
    <style:style style:name="T233" style:parent-style-name="Hyperlink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3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35" style:parent-style-name="TOC2" style:family="paragraph">
      <style:paragraph-properties fo:line-height="100%">
        <style:tab-stops>
          <style:tab-stop style:type="right" style:leader-style="dotted" style:leader-text="." style:position="6.5333in"/>
        </style:tab-stops>
      </style:paragraph-properties>
    </style:style>
    <style:style style:name="T236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237" style:parent-style-name="Hyperlink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3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39" style:parent-style-name="TOC2" style:family="paragraph">
      <style:paragraph-properties fo:line-height="100%">
        <style:tab-stops>
          <style:tab-stop style:type="right" style:leader-style="dotted" style:leader-text="." style:position="6.5333in"/>
        </style:tab-stops>
      </style:paragraph-properties>
    </style:style>
    <style:style style:name="T240" style:parent-style-name="Hyperlink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4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42" style:parent-style-name="TOC2" style:family="paragraph">
      <style:paragraph-properties fo:line-height="100%">
        <style:tab-stops>
          <style:tab-stop style:type="right" style:leader-style="dotted" style:leader-text="." style:position="6.5333in"/>
        </style:tab-stops>
      </style:paragraph-properties>
    </style:style>
    <style:style style:name="T24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244" style:parent-style-name="Hyperlink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4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46" style:parent-style-name="Normal" style:family="paragraph">
      <style:paragraph-properties fo:line-height="100%"/>
    </style:style>
    <style:style style:name="P247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248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249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250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251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252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253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254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255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256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257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258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259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name="P260" style:parent-style-name="Normal" style:family="paragraph">
      <style:paragraph-properties fo:text-align="justify" fo:margin-bottom="0in" fo:line-height="150%" fo:text-indent="0.3937in"/>
      <style:text-properties fo:language="en" fo:country="US"/>
    </style:style>
    <style:style style:family="graphic" style:name="a37">
      <style:graphic-properties style:wrap="run-through" style:run-through="foreground" draw:fill="solid" draw:fill-color="#ffff0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>
      <style:graphic-properties style:wrap="run-through" style:run-through="foreground" draw:fill="none" draw:stroke="solid" svg:stroke-width="0.02083in" svg:stroke-color="#000000" draw:marker-end="a2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>
      <style:graphic-properties style:wrap="run-through" style:run-through="foreground" draw:fill="solid" draw:fill-color="#548235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2083in" svg:stroke-color="#000000" draw:marker-end="a2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solid" svg:stroke-width="0.02083in" svg:stroke-color="#000000" draw:marker-end="a2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50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solid" draw:fill-color="#ffc00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>
      <style:graphic-properties style:wrap="run-through" style:run-through="foreground" draw:fill="solid" draw:fill-color="#70ad47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solid" draw:fill-color="#ffc00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>
      <style:graphic-properties style:wrap="run-through" style:run-through="foreground" draw:fill="none" draw:stroke="solid" svg:stroke-width="0.02083in" svg:stroke-color="#000000" draw:marker-end="a3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solid" draw:fill-color="#ffffff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42">
      <style:graphic-properties style:wrap="run-through" style:run-through="foreground" draw:fill="solid" draw:fill-color="#55f828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solid" draw:fill-color="#ffc00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solid" draw:fill-color="#ffffff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4">
      <style:graphic-properties style:wrap="run-through" style:run-through="foreground" draw:fill="none" draw:stroke="solid" svg:stroke-width="0.02083in" svg:stroke-color="#000000" draw:marker-end="a4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vertical-pos="middle"/>
    </style:style>
    <style:style style:family="graphic" style:name="a46">
      <style:graphic-properties style:wrap="run-through" style:run-through="foreground" draw:fill="none" draw:stroke="solid" svg:stroke-width="0.02083in" svg:stroke-color="#000000" draw:marker-end="a4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vertical-pos="middle"/>
    </style:style>
    <style:style style:family="graphic" style:name="a47">
      <style:graphic-properties style:wrap="run-through" style:run-through="foreground" draw:fill="solid" draw:fill-color="#00b05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9">
      <style:graphic-properties style:wrap="run-through" style:run-through="foreground" draw:fill="solid" draw:fill-color="#ffc00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>
      <style:graphic-properties style:wrap="run-through" style:run-through="foreground" draw:fill="solid" draw:fill-color="#00b0f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>
      <style:graphic-properties style:wrap="run-through" style:run-through="foreground" draw:fill="none" draw:stroke="solid" svg:stroke-width="0.02083in" svg:stroke-color="#000000" draw:marker-end="a3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12"/>
      <text:p text:style-name="P13"/>
      <text:p text:style-name="P14"/>
      <text:p text:style-name="P15"/>
      <text:p text:style-name="P16"/>
      <text:p text:style-name="P17"><draw:frame draw:z-index="251699200" draw:id="id0" draw:style-name="a0" draw:name="Text Box 1" text:anchor-type="paragraph" svg:x="0in" svg:y="0.21111in" svg:width="6.42639in" svg:height="2.4375in" style:rel-width="scale" style:rel-height="scale"><draw:text-box><text:p text:style-name="P18">Lucrare Laborator nr.2</text:p></draw:text-box><svg:title/><svg:desc/></draw:frame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NICOLETA RADU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section text:name="Sect1" text:style-name="S1">
        <text:p text:style-name="P44"/>
        <text:p text:style-name="P45"/>
        <text:p text:style-name="P46"/>
        <text:h text:style-name="P47" text:outline-level="2"><text:bookmark-start text:name="_Toc84264666"/></text:h>
        <text:h text:style-name="P48" text:outline-level="2"/>
        <text:h text:style-name="P49" text:outline-level="2"><text:span text:style-name="T50"><draw:custom-shape svg:x="-0.01667in" svg:y="0.04583in" svg:width="1.04167in" svg:height="1.04167in" draw:z-index="251700224" draw:id="id1" draw:style-name="a1" draw:name="Rectangle 28" text:anchor-type="paragraph"><svg:title/><svg:desc/><draw:enhanced-geometry draw:type="non-primitive" svg:viewBox="0 0 21600 21600" draw:enhanced-path="M 0 0 L 21600 0 21600 21600 0 21600 Z N"/></draw:custom-shape></text:span><text:span text:style-name="T51">Capitolul 1</text:span><text:bookmark-end text:name="_Toc84264666"/><text:span text:style-name="T52"><text:s/>(Times new roman,14, centrat</text:span></text:h>
        <text:h text:style-name="P53" text:outline-level="2"><text:bookmark-start text:name="_Toc84264667"/><text:span text:style-name="T54"><draw:frame draw:z-index="251703296" draw:id="id2" draw:style-name="a2" draw:name="Text Box 30" text:anchor-type="paragraph" svg:x="0.72292in" svg:y="0.36389in" svg:width="0.51042in" svg:height="0.5625in" style:rel-width="scale" style:rel-height="scale"><draw:text-box><text:p text:style-name="P55">1</text:p></draw:text-box><svg:title/><svg:desc/></draw:frame></text:span><text:span text:style-name="T56"><draw:custom-shape svg:x="0.50417in" svg:y="0.24931in" svg:width="0.8125in" svg:height="0.8125in" draw:z-index="251702272" draw:id="id3" draw:style-name="a3" draw:name="Rectangle 29" text:anchor-type="paragraph"><svg:title/><svg:desc/><draw:enhanced-geometry draw:type="non-primitive" svg:viewBox="0 0 21600 21600" draw:enhanced-path="M 0 0 L 21600 0 21600 21600 0 21600 Z N"/></draw:custom-shape></text:span><text:span text:style-name="T57">1.1 Liste multinivel</text:span><text:bookmark-end text:name="_Toc84264667"/><text:span text:style-name="T58"><text:line-break/></text:span><text:line-break/><text:line-break/><text:line-break/><text:line-break/></text:h>
        <text:list text:style-name="LFO1" text:continue-numbering="true">
          <text:list-item>
            <text:p text:style-name="P59">Partea I –<text:s/>Sisteme de operare</text:p>
            <text:list text:continue-numbering="true">
              <text:list-item>
                <text:p text:style-name="P60">Sistemul MS-Dos</text:p>
                <text:list text:continue-numbering="true">
                  <text:list-item>
                    <text:p text:style-name="P61">Caracteristici</text:p>
                  </text:list-item>
                  <text:list-item>
                    <text:p text:style-name="P62">Componentele sistemului</text:p>
                  </text:list-item>
                </text:list>
              </text:list-item>
              <text:list-item>
                <text:p text:style-name="P63">Sistemul W95</text:p>
                <text:list text:continue-numbering="true">
                  <text:list-item>
                    <text:p text:style-name="P64">Caracteristici</text:p>
                  </text:list-item>
                  <text:list-item>
                    <text:p text:style-name="P65">Interfata Explorer</text:p>
                  </text:list-item>
                </text:list>
              </text:list-item>
            </text:list>
          </text:list-item>
          <text:list-item>
            <text:p text:style-name="P66">Partea a II-a- Algoritmi</text:p>
            <text:list text:continue-numbering="true">
              <text:list-item>
                <text:p text:style-name="P67">Descrierea Algoritmilor</text:p>
                <text:list text:continue-numbering="true">
                  <text:list-item>
                    <text:p text:style-name="P68">Scheme Logice</text:p>
                  </text:list-item>
                  <text:list-item>
                    <text:p text:style-name="P69">Pseudocod</text:p>
                  </text:list-item>
                </text:list>
              </text:list-item>
              <text:list-item>
                <text:p text:style-name="P70">Probleme</text:p>
              </text:list-item>
            </text:list>
          </text:list-item>
        </text:list>
        <text:p text:style-name="P71"/>
        <text:p text:style-name="P72"><text:span text:style-name="T73"><draw:frame draw:z-index="251661312" draw:id="id4" draw:style-name="a4" draw:name="Text Box 2" text:anchor-type="paragraph" svg:x="0in" svg:y="1.25417in" svg:width="6.66667in" svg:height="1.53542in" style:rel-width="scale" style:rel-height="scale"><draw:text-box><text:p text:style-name="P74">Informatica este o stiinta relativ noua.<text:s/>Informatica s-a introdus in liceu si in facultate. In fiecare facultate, se studiaza cel putin un semestru “infomatica”; in facultate, informatica este privita cu deosebit interes.</text:p></draw:text-box><svg:title/><svg:desc/></draw:frame></text:span><text:span text:style-name="T75"><text:line-break/></text:span><text:span text:style-name="T76"><text:line-break/></text:span><text:span text:style-name="T77">Utilizand facilitatea AutoCorrect pentru limba romana, sa se scrie<text:s/></text:span><text:span text:style-name="T78">textul de mai jos intr-o caseta de editare:</text:span></text:p>
        <text:p text:style-name="P79"/>
        <text:p text:style-name="P80"/>
        <text:p text:style-name="P81"/>
        <text:p text:style-name="P82"/>
        <text:p text:style-name="P83"/>
        <text:p text:style-name="P84"/>
        <text:p text:style-name="P85"/>
        <text:p text:style-name="P86"/>
        <text:p text:style-name="P87"/>
        <text:p text:style-name="P88"/>
        <text:p text:style-name="P89"/>
        <text:p text:style-name="P90"/>
        <text:h text:style-name="P91" text:outline-level="2"><text:bookmark-start text:name="_Toc84264668"/><text:soft-page-break/>Capitolul 2<text:bookmark-end text:name="_Toc84264668"/></text:h>
        <text:h text:style-name="P92" text:outline-level="2"><text:bookmark-start text:name="_Toc84264669"/><text:span text:style-name="T93"><draw:custom-shape svg:x="0in" svg:y="0in" svg:width="1.04167in" svg:height="1.04167in" draw:z-index="251705344" draw:id="id5" draw:style-name="a5" draw:name="Rectangle 31" text:anchor-type="paragraph"><svg:title/><svg:desc/><draw:enhanced-geometry draw:type="non-primitive" svg:viewBox="0 0 21600 21600" draw:enhanced-path="M 0 0 L 21600 0 21600 21600 0 21600 Z N"/></draw:custom-shape></text:span><text:span text:style-name="T94"><draw:custom-shape svg:x="0.52083in" svg:y="0.43403in" svg:width="0.8125in" svg:height="0.8125in" draw:z-index="251706368" draw:id="id6" draw:style-name="a6" draw:name="Rectangle 32" text:anchor-type="paragraph"><svg:title/><svg:desc/><draw:enhanced-geometry draw:type="non-primitive" svg:viewBox="0 0 21600 21600" draw:enhanced-path="M 0 0 L 21600 0 21600 21600 0 21600 Z N"/></draw:custom-shape></text:span><text:span text:style-name="T95"><draw:frame draw:z-index="251707392" draw:id="id7" draw:style-name="a7" draw:name="Text Box 33" text:anchor-type="paragraph" svg:x="0.73958in" svg:y="0.54861in" svg:width="0.51042in" svg:height="0.5625in" style:rel-width="scale" style:rel-height="scale"><draw:text-box><text:p text:style-name="P96">2</text:p></draw:text-box><svg:title/><svg:desc/></draw:frame></text:span><text:span text:style-name="T97">2.1 Editarea ecuatiilor</text:span><text:bookmark-end text:name="_Toc84264669"/><text:span text:style-name="T98"><text:line-break/></text:span><text:span text:style-name="T99"><text:line-break/></text:span><text:span text:style-name="T100"><text:line-break/></text:span><text:span text:style-name="T101"><text:line-break/></text:span><text:span text:style-name="T102"><text:line-break/></text:span><text:span text:style-name="T103"><text:line-break/></text:span></text:h>
        <text:list text:style-name="LFO2" text:continue-numbering="true">
          <text:list-item>
            <text:p text:style-name="P104">a) Sa se editeze urmatoarele ecuatii:</text:p>
          </text:list-item>
        </text:list>
        <text:p text:style-name="P105"><draw:frame draw:style-name="a8" text:anchor-type="as-char" svg:x="0in" svg:y="0in" svg:width="0.44792in" svg:height="0.375in" style:rel-width="scale" style:rel-height="scale"><draw:object xlink:href="Object 1/" xlink:type="simple" xlink:show="embed" xlink:actuate="onLoad"/></draw:frame><text:span text:style-name="T106"><text:s text:c="73"/></text:span><draw:frame draw:style-name="a9" text:anchor-type="as-char" svg:x="0in" svg:y="0in" svg:width="1.27083in" svg:height="0.5in" style:rel-width="scale" style:rel-height="scale"><draw:object xlink:href="Object 2/" xlink:type="simple" xlink:show="embed" xlink:actuate="onLoad"/></draw:frame><text:span text:style-name="T107"><text:s text:c="3"/></text:span><text:span text:style-name="T108"><text:line-break/></text:span><text:span text:style-name="T109"><text:line-break/></text:span><draw:frame draw:style-name="a10" text:anchor-type="as-char" svg:x="0in" svg:y="0in" svg:width="0.58333in" svg:height="0.23958in" style:rel-width="scale" style:rel-height="scale"><draw:object xlink:href="Object 3/" xlink:type="simple" xlink:show="embed" xlink:actuate="onLoad"/></draw:frame><text:span text:style-name="T110"><text:s text:c="22"/></text:span><text:span text:style-name="T111"><text:line-break/></text:span><text:span text:style-name="T112"><text:s text:c="23"/></text:span></text:p>
        <text:p text:style-name="P113"><text:span text:style-name="T114"><text:s/></text:span><draw:frame draw:style-name="a11" text:anchor-type="as-char" svg:x="0in" svg:y="0in" svg:width="4.52083in" svg:height="0.44792in" style:rel-width="scale" style:rel-height="scale"><draw:object xlink:href="Object 4/" xlink:type="simple" xlink:show="embed" xlink:actuate="onLoad"/></draw:frame><text:span text:style-name="T115"><text:line-break/></text:span><text:span text:style-name="T116"><text:line-break/></text:span><text:span text:style-name="T117"><text:s/></text:span><draw:frame draw:style-name="a12" text:anchor-type="as-char" svg:x="0in" svg:y="0in" svg:width="5.67708in" svg:height="0.59375in" style:rel-width="scale" style:rel-height="scale"><draw:object xlink:href="Object 5/" xlink:type="simple" xlink:show="embed" xlink:actuate="onLoad"/></draw:frame><text:span text:style-name="T118"><text:tab/></text:span><text:span text:style-name="T119"><text:line-break/></text:span><text:span text:style-name="T120"><text:tab/></text:span><text:span text:style-name="T121"><text:tab/><text:s text:c="12"/></text:span></text:p>
        <text:p text:style-name="P122"><text:span text:style-name="T123"><text:s text:c="2"/></text:span><draw:frame draw:style-name="a13" text:anchor-type="as-char" svg:x="0in" svg:y="0in" svg:width="1in" svg:height="0.27083in" style:rel-width="scale" style:rel-height="scale"><draw:object xlink:href="Object 6/" xlink:type="simple" xlink:show="embed" xlink:actuate="onLoad"/></draw:frame><text:span text:style-name="T124"><text:line-break/></text:span></text:p>
        <text:p text:style-name="P125"><text:s text:c="7"/>b) Sa se modifice dimensiunile ecuatiilor, precum si propozitiile de reprezentare a indicilor superiori si inferiori.<text:line-break/></text:p>
        <text:list text:style-name="LFO2" text:continue-numbering="true">
          <text:list-item>
            <text:p text:style-name="P126">Sa se scrie textul:</text:p>
          </text:list-item>
        </text:list>
        <text:p text:style-name="P127"><text:span text:style-name="T128">A</text:span><text:span text:style-name="T129">ceasta evolutie a preturilor a fost previzibila. Tinand cont de cresterea inflatiei.<text:s/></text:span><text:span text:style-name="T130"><text:line-break/></text:span><text:span text:style-name="T131">Textul se va scrie cu fonturi marime 20, iar prima litera, “A”, va avea inaltimea egala cu 2 linii.</text:span></text:p>
        <text:p text:style-name="P132"/>
        <text:list text:style-name="LFO1" text:continue-numbering="true">
          <text:list-item>
            <text:p text:style-name="P133">Sa se schimbe un text<text:s/>scris cu litere mici intr-un text scris cu litere mari si invers.</text:p>
          </text:list-item>
        </text:list>
      </text:section>
      <text:section text:name="Sect2" text:style-name="S2">
        <text:p text:style-name="P134"/>
        <text:h text:style-name="P135" text:outline-level="2"><text:bookmark-start text:name="_Toc84264670"/><text:span text:style-name="T136"><draw:custom-shape svg:x="0in" svg:y="-0.00069in" svg:width="1.04167in" svg:height="1.04167in" draw:z-index="251709440" draw:id="id8" draw:style-name="a14" draw:name="Rectangle 37" text:anchor-type="paragraph"><svg:title/><svg:desc/><draw:enhanced-geometry draw:type="non-primitive" svg:viewBox="0 0 21600 21600" draw:enhanced-path="M 0 0 L 21600 0 21600 21600 0 21600 Z N"/></draw:custom-shape></text:span><text:span text:style-name="T137"><draw:custom-shape svg:x="0.52083in" svg:y="0.43333in" svg:width="0.8125in" svg:height="0.8125in" draw:z-index="251710464" draw:id="id9" draw:style-name="a15" draw:name="Rectangle 38" text:anchor-type="paragraph"><svg:title/><svg:desc/><draw:enhanced-geometry draw:type="non-primitive" svg:viewBox="0 0 21600 21600" draw:enhanced-path="M 0 0 L 21600 0 21600 21600 0 21600 Z N"/></draw:custom-shape></text:span><text:span text:style-name="T138"><draw:frame draw:z-index="251711488" draw:id="id10" draw:style-name="a16" draw:name="Text Box 39" text:anchor-type="paragraph" svg:x="0.73958in" svg:y="0.54792in" svg:width="0.51042in" svg:height="0.5625in" style:rel-width="scale" style:rel-height="scale"><draw:text-box><text:p text:style-name="P139">3</text:p></draw:text-box><svg:title/><svg:desc/></draw:frame></text:span><text:span text:style-name="T140">Capitolul 3</text:span><text:bookmark-end text:name="_Toc84264670"/></text:h>
        <text:h text:style-name="P141" text:outline-level="2"><text:bookmark-start text:name="_Toc84264671"/>3.1 Construirea unei organigrame<text:bookmark-end text:name="_Toc84264671"/><text:line-break/><text:line-break/><text:line-break/></text:h>
        <text:p text:style-name="P142"/>
        <text:p text:style-name="P143"><text:span text:style-name="T144"><draw:custom-shape svg:x="0in" svg:y="0.17191in" svg:width="2.50556in" svg:height="0.58125in" draw:z-index="251662336" draw:id="id11" draw:style-name="a17" draw:name="Oval 3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  <text:p text:style-name="P145"><text:span text:style-name="T146"><draw:frame draw:z-index="251688960" draw:id="id12" draw:style-name="a18" draw:name="Text Box 34" text:anchor-type="paragraph" svg:x="2.39861in" svg:y="0.01111in" svg:width="1.85in" svg:height="0.41667in" style:rel-width="scale" style:rel-height="scale"><draw:text-box><text:p text:style-name="P147">Utilizarea proiectului</text:p></draw:text-box><svg:title/><svg:desc/></draw:frame></text:span></text:p>
        <text:p text:style-name="P148"><text:span text:style-name="T149"><draw:connector draw:type="line" svg:x1="3.3319in" svg:y1="0.19432in" svg:x2="3.3319in" svg:y2="0.5971in" draw:z-index="251663360" draw:id="id13" draw:style-name="a19" draw:name="Straight Connector 4" text:anchor-type="paragraph"><svg:title/><svg:desc/></draw:connector></text:span></text:p>
        <text:p text:style-name="P150"><text:span text:style-name="T151"><draw:connector draw:type="line" svg:x1="1.07817in" svg:y1="0.16087in" svg:x2="1.07817in" svg:y2="0.37615in" draw:z-index="251668480" draw:id="id14" draw:style-name="a21" draw:name="Straight Arrow Connector 11" text:anchor-type="paragraph"><svg:title/><svg:desc/></draw:connector></text:span><text:span text:style-name="T152"><draw:connector draw:type="line" svg:x1="3.33077in" svg:y1="0.15341in" svg:x2="1.08563in" svg:y2="0.15341in" draw:z-index="251667456" draw:id="id15" draw:style-name="a22" draw:name="Straight Connector 10" text:anchor-type="paragraph"><svg:title/><svg:desc/></draw:connector></text:span></text:p>
        <text:p text:style-name="P153"><text:span text:style-name="T154"><draw:frame draw:z-index="251689984" draw:id="id16" draw:style-name="a23" draw:name="Text Box 35" text:anchor-type="paragraph" svg:x="0.0334in" svg:y="0.19514in" svg:width="2.09653in" svg:height="0.68542in" style:rel-width="scale" style:rel-height="scale"><draw:text-box><text:p text:style-name="P155">Startul/Inceperea</text:p><text:p text:style-name="P156">Proiectului</text:p></draw:text-box><svg:title/><svg:desc/></draw:frame></text:span><text:span text:style-name="T157"><draw:custom-shape svg:x="-0.07108in" svg:y="0.1429in" svg:width="2.34931in" svg:height="0.8125in" draw:z-index="251669504" draw:id="id17" draw:style-name="a24" draw:name="Rectangle 12" text:anchor-type="paragraph"><svg:title/><svg:desc/><draw:enhanced-geometry draw:type="non-primitive" svg:viewBox="0 0 21600 21600" draw:enhanced-path="M 0 0 L 21600 0 21600 21600 0 21600 Z N"/></draw:custom-shape></text:span><text:span text:style-name="T158"><draw:connector draw:type="line" svg:x1="5.51101in" svg:y1="0.06081in" svg:x2="5.51101in" svg:y2="1.94831in" draw:z-index="251665408" draw:id="id18" draw:style-name="a26" draw:name="Straight Arrow Connector 6" text:anchor-type="paragraph"><svg:title/><svg:desc/></draw:connector></text:span><text:span text:style-name="T159"><draw:connector draw:type="line" svg:x1="3.3319in" svg:y1="0.05335in" svg:x2="5.50343in" svg:y2="0.05335in" draw:z-index="251664384" draw:id="id19" draw:style-name="a27" draw:name="Straight Connector 5" text:anchor-type="paragraph"><svg:title/><svg:desc/></draw:connector></text:span></text:p>
        <text:p text:style-name="P160"/>
        <text:p text:style-name="P161"/>
        <text:p text:style-name="P162"><text:span text:style-name="T163"><draw:connector draw:type="line" svg:x1="1.08563in" svg:y1="0.1466in" svg:x2="1.08563in" svg:y2="0.5716in" draw:z-index="251670528" draw:id="id20" draw:style-name="a29" draw:name="Straight Arrow Connector 13" text:anchor-type="paragraph"><svg:title/><svg:desc/></draw:connector></text:span></text:p>
        <text:p text:style-name="P164"><text:span text:style-name="T165"><draw:custom-shape svg:x="-0.13825in" svg:y="0.27719in" svg:width="2.39514in" svg:height="1.06667in" draw:z-index="251678720" draw:id="id21" draw:style-name="a30" draw:name="Flowchart: Multidocument 25" text:anchor-type="paragraph"><svg:title/><svg:desc/><draw:enhanced-geometry draw:type="non-primitive" svg:viewBox="0 0 21600 21600" draw:enhanced-path="S M ?f0 ?f2 C ?f3 ?f4 ?f3 ?f5 ?f6 ?f5 L ?f6 ?f7 ?f0 ?f7 Z M ?f8 ?f7 L ?f8 ?f9 ?f10 ?f9 ?f10 ?f11 C ?f12 ?f11 ?f6 ?f13 ?f6 ?f13 L ?f6 ?f7 Z M ?f14 ?f9 L ?f14 ?f0 ?f1 ?f0 ?f1 ?f15 C ?f16 ?f15 ?f10 ?f17 ?f10 ?f17 L ?f10 ?f9 Z N F M ?f0 ?f7 L ?f6 ?f7 ?f6 ?f5 C ?f3 ?f5 ?f3 ?f4 ?f0 ?f2 Z M ?f8 ?f7 L ?f8 ?f9 ?f10 ?f9 ?f10 ?f11 C ?f12 ?f11 ?f6 ?f13 ?f6 ?f13 M ?f14 ?f9 L ?f14 ?f0 ?f1 ?f0 ?f1 ?f15 C ?f16 ?f15 ?f10 ?f17 ?f10 ?f17 N F S M ?f0 ?f2 C ?f3 ?f4 ?f3 ?f5 ?f6 ?f5 L ?f6 ?f13 C ?f6 ?f13 ?f12 ?f11 ?f10 ?f11 L ?f10 ?f17 C ?f10 ?f17 ?f16 ?f15 ?f1 ?f15 L ?f1 ?f0 ?f14 ?f0 ?f14 ?f9 ?f8 ?f9 ?f8 ?f7 ?f0 ?f7 Z N" draw:text-areas="?f30 ?f35 ?f34 ?f33" draw:glue-points="?f31 ?f30 ?f32 ?f33" draw:glue-point-leaving-directions="-360, -180"><draw:equation draw:name="f0" draw:formula="0"/><draw:equation draw:name="f1" draw:formula="21600"/><draw:equation draw:name="f2" draw:formula="20782"/><draw:equation draw:name="f3" draw:formula="9298"/><draw:equation draw:name="f4" draw:formula="23542"/><draw:equation draw:name="f5" draw:formula="18022"/><draw:equation draw:name="f6" draw:formula="18595"/><draw:equation draw:name="f7" draw:formula="3675"/><draw:equation draw:name="f8" draw:formula="1532"/><draw:equation draw:name="f9" draw:formula="1815"/><draw:equation draw:name="f10" draw:formula="20000"/><draw:equation draw:name="f11" draw:formula="16252"/><draw:equation draw:name="f12" draw:formula="19298"/><draw:equation draw:name="f13" draw:formula="16352"/><draw:equation draw:name="f14" draw:formula="2972"/><draw:equation draw:name="f15" draw:formula="14392"/><draw:equation draw:name="f16" draw:formula="20800"/><draw:equation draw:name="f17" draw:formula="14467"/><draw:equation draw:name="f18" draw:formula="?f1 - ?f0"/><draw:equation draw:name="f19" draw:formula="?f18 / 21600"/><draw:equation draw:name="f20" draw:formula="?f18 * 3675"/><draw:equation draw:name="f21" draw:formula="?f18 * 20782"/><draw:equation draw:name="f22" draw:formula="?f18 * 9298"/><draw:equation draw:name="f23" draw:formula="?f18 * 12286"/><draw:equation draw:name="f24" draw:formula="?f18 * 18595"/><draw:equation draw:name="f25" draw:formula="?f20 / 21600"/><draw:equation draw:name="f26" draw:formula="?f21 / 21600"/><draw:equation draw:name="f27" draw:formula="?f22 / 21600"/><draw:equation draw:name="f28" draw:formula="?f23 / 21600"/><draw:equation draw:name="f29" draw:formula="?f24 / 21600"/><draw:equation draw:name="f30" draw:formula="?f0 / ?f19"/><draw:equation draw:name="f31" draw:formula="?f28 / ?f19"/><draw:equation draw:name="f32" draw:formula="?f27 / ?f19"/><draw:equation draw:name="f33" draw:formula="?f26 / ?f19"/><draw:equation draw:name="f34" draw:formula="?f29 / ?f19"/><draw:equation draw:name="f35" draw:formula="?f25 / ?f19"/></draw:enhanced-geometry></draw:custom-shape></text:span></text:p>
        <text:p text:style-name="P166"/>
        <text:p text:style-name="P167"><text:span text:style-name="T168"><draw:frame draw:z-index="251697152" draw:id="id22" draw:style-name="a31" draw:name="Text Box 42" text:anchor-type="paragraph" svg:x="4.42146in" svg:y="0.26984in" svg:width="2.275in" svg:height="0.76875in" style:rel-width="scale" style:rel-height="scale"><draw:text-box><text:p text:style-name="P169">Coordonarea</text:p><text:p text:style-name="P170">Proiectului</text:p></draw:text-box><svg:title/><svg:desc/></draw:frame></text:span><text:span text:style-name="T171"><draw:frame draw:z-index="251691008" draw:id="id23" draw:style-name="a32" draw:name="Text Box 36" text:anchor-type="paragraph" svg:x="0.05578in" svg:y="0.03159in" svg:width="1.78264in" svg:height="0.37292in" style:rel-width="scale" style:rel-height="scale"><draw:text-box><text:p text:style-name="P172">Controlul<text:s/>Proiectului</text:p></draw:text-box><svg:title/><svg:desc/></draw:frame></text:span></text:p>
        <text:p text:style-name="P173"><text:span text:style-name="T174"><draw:custom-shape svg:x="4.07761in" svg:y="0.00486in" svg:width="2.87292in" svg:height="0.75278in" draw:z-index="251666432" draw:id="id24" draw:style-name="a33" draw:name="Flowchart: Terminator 7" text:anchor-type="paragraph"><svg:title/><svg:desc/><draw:enhanced-geometry draw:type="non-primitive" svg:viewBox="0 0 21600 21600" draw:enhanced-path="M ?f6 ?f4 L ?f7 ?f4 A ?f62 ?f63 ?f64 ?f65 ?f7 ?f4 ?f59 ?f61  W ?f66 ?f67 ?f68 ?f69 ?f7 ?f4 ?f59 ?f61 L ?f6 ?f5 A ?f105 ?f106 ?f107 ?f108 ?f6 ?f5 ?f102 ?f104  W ?f109 ?f110 ?f111 ?f112 ?f6 ?f5 ?f102 ?f104 Z N" draw:text-areas="?f19 ?f21 ?f20 ?f22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3475"/><draw:equation draw:name="f7" draw:formula="18125"/><draw:equation draw:name="f8" draw:formula="10800"/><draw:equation draw:name="f9" draw:formula="?f5 - ?f4"/><draw:equation draw:name="f10" draw:formula="?f9 / 21600"/><draw:equation draw:name="f11" draw:formula="?f9 * 1018"/><draw:equation draw:name="f12" draw:formula="?f9 * 20582"/><draw:equation draw:name="f13" draw:formula="?f9 * 3163"/><draw:equation draw:name="f14" draw:formula="?f9 * 18437"/><draw:equation draw:name="f15" draw:formula="?f11 / 21600"/><draw:equation draw:name="f16" draw:formula="?f12 / 21600"/><draw:equation draw:name="f17" draw:formula="?f13 / 21600"/><draw:equation draw:name="f18" draw:formula="?f14 / 21600"/><draw:equation draw:name="f19" draw:formula="?f15 / ?f10"/><draw:equation draw:name="f20" draw:formula="?f16 / ?f10"/><draw:equation draw:name="f21" draw:formula="?f17 / ?f10"/><draw:equation draw:name="f22" draw:formula="?f18 / ?f10"/><draw:equation draw:name="f23" draw:formula="21550000 - ?f1"/><draw:equation draw:name="f24" draw:formula="if(?f23, ?f1, 21550000)"/><draw:equation draw:name="f25" draw:formula="-21550000 - ?f24"/><draw:equation draw:name="f26" draw:formula="if(?f25, -21550000, ?f24)"/><draw:equation draw:name="f27" draw:formula="?f0 + ?f26"/><draw:equation draw:name="f28" draw:formula="?f0 + ?f2"/><draw:equation draw:name="f29" draw:formula="?f28 * ?f3 / ?f1"/><draw:equation draw:name="f30" draw:formula="0 - ?f29"/><draw:equation draw:name="f31" draw:formula="cos(?f30)"/><draw:equation draw:name="f32" draw:formula="0 - ?f31"/><draw:equation draw:name="f33" draw:formula="?f32 * ?f6"/><draw:equation draw:name="f34" draw:formula="sin(?f30)"/><draw:equation draw:name="f35" draw:formula="0 - ?f34"/><draw:equation draw:name="f36" draw:formula="?f35 * ?f8"/><draw:equation draw:name="f37" draw:formula="sqrt(?f33 * ?f33 + ?f36 * ?f36 + 0 * 0)"/><draw:equation draw:name="f38" draw:formula="?f6 * ?f8 / ?f37"/><draw:equation draw:name="f39" draw:formula="?f35 * ?f38"/><draw:equation draw:name="f40" draw:formula="?f7 - ?f39"/><draw:equation draw:name="f41" draw:formula="?f32 * ?f38"/><draw:equation draw:name="f42" draw:formula="?f4 - ?f41"/><draw:equation draw:name="f43" draw:formula="?f40 - ?f6"/><draw:equation draw:name="f44" draw:formula="?f42 - ?f8"/><draw:equation draw:name="f45" draw:formula="?f40 + ?f6"/><draw:equation draw:name="f46" draw:formula="?f42 + ?f8"/><draw:equation draw:name="f47" draw:formula="?f27 + ?f2"/><draw:equation draw:name="f48" draw:formula="?f47 * ?f3 / ?f1"/><draw:equation draw:name="f49" draw:formula="0 - ?f48"/><draw:equation draw:name="f50" draw:formula="cos(?f49)"/><draw:equation draw:name="f51" draw:formula="0 - ?f50"/><draw:equation draw:name="f52" draw:formula="?f51 * ?f6"/><draw:equation draw:name="f53" draw:formula="sin(?f49)"/><draw:equation draw:name="f54" draw:formula="0 - ?f53"/><draw:equation draw:name="f55" draw:formula="?f54 * ?f8"/><draw:equation draw:name="f56" draw:formula="sqrt(?f52 * ?f52 + ?f55 * ?f55 + 0 * 0)"/><draw:equation draw:name="f57" draw:formula="?f6 * ?f8 / ?f56"/><draw:equation draw:name="f58" draw:formula="?f54 * ?f57"/><draw:equation draw:name="f59" draw:formula="?f40 + ?f58"/><draw:equation draw:name="f60" draw:formula="?f51 * ?f57"/><draw:equation draw:name="f61" draw:formula="?f42 + ?f60"/><draw:equation draw:name="f62" draw:formula="if(?f26, ?f7, ?f43)"/><draw:equation draw:name="f63" draw:formula="if(?f26, ?f4, ?f44)"/><draw:equation draw:name="f64" draw:formula="if(?f26, ?f7, ?f45)"/><draw:equation draw:name="f65" draw:formula="if(?f26, ?f4, ?f46)"/><draw:equation draw:name="f66" draw:formula="if(?f26, ?f43, ?f59)"/><draw:equation draw:name="f67" draw:formula="if(?f26, ?f44, ?f61)"/><draw:equation draw:name="f68" draw:formula="if(?f26, ?f45, ?f59)"/><draw:equation draw:name="f69" draw:formula="if(?f26, ?f46, ?f61)"/><draw:equation draw:name="f70" draw:formula="?f2 + ?f26"/><draw:equation draw:name="f71" draw:formula="?f2 + ?f2"/><draw:equation draw:name="f72" draw:formula="?f71 * ?f3 / ?f1"/><draw:equation draw:name="f73" draw:formula="0 - ?f72"/><draw:equation draw:name="f74" draw:formula="cos(?f73)"/><draw:equation draw:name="f75" draw:formula="0 - ?f74"/><draw:equation draw:name="f76" draw:formula="?f75 * ?f6"/><draw:equation draw:name="f77" draw:formula="sin(?f73)"/><draw:equation draw:name="f78" draw:formula="0 - ?f77"/><draw:equation draw:name="f79" draw:formula="?f78 * ?f8"/><draw:equation draw:name="f80" draw:formula="sqrt(?f76 * ?f76 + ?f79 * ?f79 + 0 * 0)"/><draw:equation draw:name="f81" draw:formula="?f6 * ?f8 / ?f80"/><draw:equation draw:name="f82" draw:formula="?f78 * ?f81"/><draw:equation draw:name="f83" draw:formula="?f6 - ?f82"/><draw:equation draw:name="f84" draw:formula="?f75 * ?f81"/><draw:equation draw:name="f85" draw:formula="?f5 - ?f84"/><draw:equation draw:name="f86" draw:formula="?f83 - ?f6"/><draw:equation draw:name="f87" draw:formula="?f85 - ?f8"/><draw:equation draw:name="f88" draw:formula="?f83 + ?f6"/><draw:equation draw:name="f89" draw:formula="?f85 + ?f8"/><draw:equation draw:name="f90" draw:formula="?f70 + ?f2"/><draw:equation draw:name="f91" draw:formula="?f90 * ?f3 / ?f1"/><draw:equation draw:name="f92" draw:formula="0 - ?f91"/><draw:equation draw:name="f93" draw:formula="cos(?f92)"/><draw:equation draw:name="f94" draw:formula="0 - ?f93"/><draw:equation draw:name="f95" draw:formula="?f94 * ?f6"/><draw:equation draw:name="f96" draw:formula="sin(?f92)"/><draw:equation draw:name="f97" draw:formula="0 - ?f96"/><draw:equation draw:name="f98" draw:formula="?f97 * ?f8"/><draw:equation draw:name="f99" draw:formula="sqrt(?f95 * ?f95 + ?f98 * ?f98 + 0 * 0)"/><draw:equation draw:name="f100" draw:formula="?f6 * ?f8 / ?f99"/><draw:equation draw:name="f101" draw:formula="?f97 * ?f100"/><draw:equation draw:name="f102" draw:formula="?f83 + ?f101"/><draw:equation draw:name="f103" draw:formula="?f94 * ?f100"/><draw:equation draw:name="f104" draw:formula="?f85 + ?f103"/><draw:equation draw:name="f105" draw:formula="if(?f26, ?f6, ?f86)"/><draw:equation draw:name="f106" draw:formula="if(?f26, ?f5, ?f87)"/><draw:equation draw:name="f107" draw:formula="if(?f26, ?f6, ?f88)"/><draw:equation draw:name="f108" draw:formula="if(?f26, ?f5, ?f89)"/><draw:equation draw:name="f109" draw:formula="if(?f26, ?f86, ?f102)"/><draw:equation draw:name="f110" draw:formula="if(?f26, ?f87, ?f104)"/><draw:equation draw:name="f111" draw:formula="if(?f26, ?f88, ?f102)"/><draw:equation draw:name="f112" draw:formula="if(?f26, ?f89, ?f104)"/></draw:enhanced-geometry></draw:custom-shape></text:span></text:p>
        <text:p text:style-name="P175"><text:span text:style-name="T176"><draw:connector draw:type="line" svg:x1="1.09045in" svg:y1="0.05636in" svg:x2="1.09045in" svg:y2="0.48136in" draw:z-index="251677696" draw:id="id25" draw:style-name="a35" draw:name="Straight Arrow Connector 18" text:anchor-type="paragraph"><svg:title/><svg:desc/></draw:connector></text:span></text:p>
        <text:p text:style-name="P177"><text:span text:style-name="T178"><draw:connector draw:type="line" svg:x1="5.50343in" svg:y1="0.19921in" svg:x2="5.50343in" svg:y2="2.52699in" draw:z-index="251686912" draw:id="id26" draw:style-name="a36" draw:name="Straight Connector 31" text:anchor-type="paragraph"><svg:title/><svg:desc/></draw:connector></text:span><text:span text:style-name="T179"><draw:custom-shape svg:x="-0.1231in" svg:y="0.17648in" svg:width="2.39514in" svg:height="0.91667in" draw:z-index="251679744" draw:id="id27" draw:style-name="a37" draw:name="Flowchart: Preparation 26" text:anchor-type="paragraph"><svg:title/><svg:desc/><draw:enhanced-geometry draw:type="non-primitive" svg:viewBox="0 0 10 10" draw:enhanced-path="M ?f0 ?f2 L ?f3 ?f0 ?f4 ?f0 ?f1 ?f2 ?f4 ?f1 ?f3 ?f1 Z N" draw:text-areas="?f10 ?f11 ?f13 ?f12"><draw:equation draw:name="f0" draw:formula="0"/><draw:equation draw:name="f1" draw:formula="10"/><draw:equation draw:name="f2" draw:formula="5"/><draw:equation draw:name="f3" draw:formula="2"/><draw:equation draw:name="f4" draw:formula="8"/><draw:equation draw:name="f5" draw:formula="?f1 - ?f0"/><draw:equation draw:name="f6" draw:formula="?f5 / 10"/><draw:equation draw:name="f7" draw:formula="?f5 / 5"/><draw:equation draw:name="f8" draw:formula="?f5 * 4"/><draw:equation draw:name="f9" draw:formula="?f8 / 5"/><draw:equation draw:name="f10" draw:formula="?f7 / ?f6"/><draw:equation draw:name="f11" draw:formula="?f0 / ?f6"/><draw:equation draw:name="f12" draw:formula="?f1 / ?f6"/><draw:equation draw:name="f13" draw:formula="?f9 / ?f6"/></draw:enhanced-geometry></draw:custom-shape></text:span></text:p>
        <text:p text:style-name="P180"><text:span text:style-name="T181"><draw:frame draw:z-index="251692032" draw:id="id28" draw:style-name="a38" draw:name="Text Box 38" text:anchor-type="paragraph" svg:x="0.36922in" svg:y="0.01663in" svg:width="1.36528in" svg:height="0.75278in" style:rel-width="scale" style:rel-height="scale"><draw:text-box><text:p text:style-name="P182">Rezolvarea</text:p><text:p text:style-name="P183">Discontinuitalor</text:p><text:p text:style-name="P184">proiectului</text:p></draw:text-box><svg:title/><svg:desc/></draw:frame></text:span></text:p>
        <text:p text:style-name="P185"/>
        <text:p text:style-name="P186"/>
        <text:p text:style-name="P187"><text:span text:style-name="T188"><draw:connector draw:type="line" svg:x1="1.06691in" svg:y1="0.00809in" svg:x2="1.06691in" svg:y2="0.43309in" draw:z-index="251682816" draw:id="id29" draw:style-name="a40" draw:name="Straight Arrow Connector 28" text:anchor-type="paragraph"><svg:title/><svg:desc/></draw:connector></text:span></text:p>
        <text:p text:style-name="P189"><text:span text:style-name="T190"><draw:frame draw:z-index="251693056" draw:id="id30" draw:style-name="a41" draw:name="Text Box 39" text:anchor-type="paragraph" svg:x="0.10802in" svg:y="0.17399in" svg:width="1.89514in" svg:height="0.69375in" style:rel-width="scale" style:rel-height="scale"><draw:text-box><text:p text:style-name="P191">Inchiderea proiectului</text:p></draw:text-box><svg:title/><svg:desc/></draw:frame></text:span><text:span text:style-name="T192"><draw:custom-shape svg:x="-0.15416in" svg:y="0.12918in" svg:width="2.38056in" svg:height="0.80556in" draw:z-index="251680768" draw:id="id31" draw:style-name="a42" draw:name="Flowchart: Terminator 27" text:anchor-type="paragraph"><svg:title/><svg:desc/><draw:enhanced-geometry draw:type="non-primitive" svg:viewBox="0 0 21600 21600" draw:enhanced-path="M ?f6 ?f4 L ?f7 ?f4 A ?f62 ?f63 ?f64 ?f65 ?f7 ?f4 ?f59 ?f61  W ?f66 ?f67 ?f68 ?f69 ?f7 ?f4 ?f59 ?f61 L ?f6 ?f5 A ?f105 ?f106 ?f107 ?f108 ?f6 ?f5 ?f102 ?f104  W ?f109 ?f110 ?f111 ?f112 ?f6 ?f5 ?f102 ?f104 Z N" draw:text-areas="?f19 ?f21 ?f20 ?f22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3475"/><draw:equation draw:name="f7" draw:formula="18125"/><draw:equation draw:name="f8" draw:formula="10800"/><draw:equation draw:name="f9" draw:formula="?f5 - ?f4"/><draw:equation draw:name="f10" draw:formula="?f9 / 21600"/><draw:equation draw:name="f11" draw:formula="?f9 * 1018"/><draw:equation draw:name="f12" draw:formula="?f9 * 20582"/><draw:equation draw:name="f13" draw:formula="?f9 * 3163"/><draw:equation draw:name="f14" draw:formula="?f9 * 18437"/><draw:equation draw:name="f15" draw:formula="?f11 / 21600"/><draw:equation draw:name="f16" draw:formula="?f12 / 21600"/><draw:equation draw:name="f17" draw:formula="?f13 / 21600"/><draw:equation draw:name="f18" draw:formula="?f14 / 21600"/><draw:equation draw:name="f19" draw:formula="?f15 / ?f10"/><draw:equation draw:name="f20" draw:formula="?f16 / ?f10"/><draw:equation draw:name="f21" draw:formula="?f17 / ?f10"/><draw:equation draw:name="f22" draw:formula="?f18 / ?f10"/><draw:equation draw:name="f23" draw:formula="21550000 - ?f1"/><draw:equation draw:name="f24" draw:formula="if(?f23, ?f1, 21550000)"/><draw:equation draw:name="f25" draw:formula="-21550000 - ?f24"/><draw:equation draw:name="f26" draw:formula="if(?f25, -21550000, ?f24)"/><draw:equation draw:name="f27" draw:formula="?f0 + ?f26"/><draw:equation draw:name="f28" draw:formula="?f0 + ?f2"/><draw:equation draw:name="f29" draw:formula="?f28 * ?f3 / ?f1"/><draw:equation draw:name="f30" draw:formula="0 - ?f29"/><draw:equation draw:name="f31" draw:formula="cos(?f30)"/><draw:equation draw:name="f32" draw:formula="0 - ?f31"/><draw:equation draw:name="f33" draw:formula="?f32 * ?f6"/><draw:equation draw:name="f34" draw:formula="sin(?f30)"/><draw:equation draw:name="f35" draw:formula="0 - ?f34"/><draw:equation draw:name="f36" draw:formula="?f35 * ?f8"/><draw:equation draw:name="f37" draw:formula="sqrt(?f33 * ?f33 + ?f36 * ?f36 + 0 * 0)"/><draw:equation draw:name="f38" draw:formula="?f6 * ?f8 / ?f37"/><draw:equation draw:name="f39" draw:formula="?f35 * ?f38"/><draw:equation draw:name="f40" draw:formula="?f7 - ?f39"/><draw:equation draw:name="f41" draw:formula="?f32 * ?f38"/><draw:equation draw:name="f42" draw:formula="?f4 - ?f41"/><draw:equation draw:name="f43" draw:formula="?f40 - ?f6"/><draw:equation draw:name="f44" draw:formula="?f42 - ?f8"/><draw:equation draw:name="f45" draw:formula="?f40 + ?f6"/><draw:equation draw:name="f46" draw:formula="?f42 + ?f8"/><draw:equation draw:name="f47" draw:formula="?f27 + ?f2"/><draw:equation draw:name="f48" draw:formula="?f47 * ?f3 / ?f1"/><draw:equation draw:name="f49" draw:formula="0 - ?f48"/><draw:equation draw:name="f50" draw:formula="cos(?f49)"/><draw:equation draw:name="f51" draw:formula="0 - ?f50"/><draw:equation draw:name="f52" draw:formula="?f51 * ?f6"/><draw:equation draw:name="f53" draw:formula="sin(?f49)"/><draw:equation draw:name="f54" draw:formula="0 - ?f53"/><draw:equation draw:name="f55" draw:formula="?f54 * ?f8"/><draw:equation draw:name="f56" draw:formula="sqrt(?f52 * ?f52 + ?f55 * ?f55 + 0 * 0)"/><draw:equation draw:name="f57" draw:formula="?f6 * ?f8 / ?f56"/><draw:equation draw:name="f58" draw:formula="?f54 * ?f57"/><draw:equation draw:name="f59" draw:formula="?f40 + ?f58"/><draw:equation draw:name="f60" draw:formula="?f51 * ?f57"/><draw:equation draw:name="f61" draw:formula="?f42 + ?f60"/><draw:equation draw:name="f62" draw:formula="if(?f26, ?f7, ?f43)"/><draw:equation draw:name="f63" draw:formula="if(?f26, ?f4, ?f44)"/><draw:equation draw:name="f64" draw:formula="if(?f26, ?f7, ?f45)"/><draw:equation draw:name="f65" draw:formula="if(?f26, ?f4, ?f46)"/><draw:equation draw:name="f66" draw:formula="if(?f26, ?f43, ?f59)"/><draw:equation draw:name="f67" draw:formula="if(?f26, ?f44, ?f61)"/><draw:equation draw:name="f68" draw:formula="if(?f26, ?f45, ?f59)"/><draw:equation draw:name="f69" draw:formula="if(?f26, ?f46, ?f61)"/><draw:equation draw:name="f70" draw:formula="?f2 + ?f26"/><draw:equation draw:name="f71" draw:formula="?f2 + ?f2"/><draw:equation draw:name="f72" draw:formula="?f71 * ?f3 / ?f1"/><draw:equation draw:name="f73" draw:formula="0 - ?f72"/><draw:equation draw:name="f74" draw:formula="cos(?f73)"/><draw:equation draw:name="f75" draw:formula="0 - ?f74"/><draw:equation draw:name="f76" draw:formula="?f75 * ?f6"/><draw:equation draw:name="f77" draw:formula="sin(?f73)"/><draw:equation draw:name="f78" draw:formula="0 - ?f77"/><draw:equation draw:name="f79" draw:formula="?f78 * ?f8"/><draw:equation draw:name="f80" draw:formula="sqrt(?f76 * ?f76 + ?f79 * ?f79 + 0 * 0)"/><draw:equation draw:name="f81" draw:formula="?f6 * ?f8 / ?f80"/><draw:equation draw:name="f82" draw:formula="?f78 * ?f81"/><draw:equation draw:name="f83" draw:formula="?f6 - ?f82"/><draw:equation draw:name="f84" draw:formula="?f75 * ?f81"/><draw:equation draw:name="f85" draw:formula="?f5 - ?f84"/><draw:equation draw:name="f86" draw:formula="?f83 - ?f6"/><draw:equation draw:name="f87" draw:formula="?f85 - ?f8"/><draw:equation draw:name="f88" draw:formula="?f83 + ?f6"/><draw:equation draw:name="f89" draw:formula="?f85 + ?f8"/><draw:equation draw:name="f90" draw:formula="?f70 + ?f2"/><draw:equation draw:name="f91" draw:formula="?f90 * ?f3 / ?f1"/><draw:equation draw:name="f92" draw:formula="0 - ?f91"/><draw:equation draw:name="f93" draw:formula="cos(?f92)"/><draw:equation draw:name="f94" draw:formula="0 - ?f93"/><draw:equation draw:name="f95" draw:formula="?f94 * ?f6"/><draw:equation draw:name="f96" draw:formula="sin(?f92)"/><draw:equation draw:name="f97" draw:formula="0 - ?f96"/><draw:equation draw:name="f98" draw:formula="?f97 * ?f8"/><draw:equation draw:name="f99" draw:formula="sqrt(?f95 * ?f95 + ?f98 * ?f98 + 0 * 0)"/><draw:equation draw:name="f100" draw:formula="?f6 * ?f8 / ?f99"/><draw:equation draw:name="f101" draw:formula="?f97 * ?f100"/><draw:equation draw:name="f102" draw:formula="?f83 + ?f101"/><draw:equation draw:name="f103" draw:formula="?f94 * ?f100"/><draw:equation draw:name="f104" draw:formula="?f85 + ?f103"/><draw:equation draw:name="f105" draw:formula="if(?f26, ?f6, ?f86)"/><draw:equation draw:name="f106" draw:formula="if(?f26, ?f5, ?f87)"/><draw:equation draw:name="f107" draw:formula="if(?f26, ?f6, ?f88)"/><draw:equation draw:name="f108" draw:formula="if(?f26, ?f5, ?f89)"/><draw:equation draw:name="f109" draw:formula="if(?f26, ?f86, ?f102)"/><draw:equation draw:name="f110" draw:formula="if(?f26, ?f87, ?f104)"/><draw:equation draw:name="f111" draw:formula="if(?f26, ?f88, ?f102)"/><draw:equation draw:name="f112" draw:formula="if(?f26, ?f89, ?f104)"/></draw:enhanced-geometry></draw:custom-shape></text:span></text:p>
        <text:p text:style-name="P193"/>
        <text:p text:style-name="P194"/>
        <text:p text:style-name="P195"><text:span text:style-name="T196"><draw:connector draw:type="line" svg:x1="1.05145in" svg:y1="0.10502in" svg:x2="1.05145in" svg:y2="0.53002in" draw:z-index="251685888" draw:id="id32" draw:style-name="a44" draw:name="Straight Arrow Connector 30" text:anchor-type="paragraph"><svg:title/><svg:desc/></draw:connector></text:span></text:p>
        <text:p text:style-name="P197"><text:span text:style-name="T198"><draw:connector draw:type="line" svg:x1="5.52489in" svg:y1="0.01058in" svg:x2="1.04086in" svg:y2="0.01058in" draw:z-index="251687936" draw:id="id33" draw:style-name="a46" draw:name="Straight Arrow Connector 32" text:anchor-type="paragraph"><svg:title/><svg:desc/></draw:connector></text:span><text:span text:style-name="T199"><draw:custom-shape svg:x="-0.16807in" svg:y="0.26411in" svg:width="2.41042in" svg:height="0.72292in" draw:z-index="251683840" draw:id="id34" draw:style-name="a47" draw:name="Oval 29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  <text:p text:style-name="P200"><text:span text:style-name="T201"><draw:frame draw:z-index="251694080" draw:id="id35" draw:style-name="a48" draw:name="Text Box 40" text:anchor-type="paragraph" svg:x="0.17519in" svg:y="0.10374in" svg:width="1.75278in" svg:height="0.47639in" style:rel-width="scale" style:rel-height="scale"><draw:text-box><text:p text:style-name="P202">Acceptarea proiectului</text:p></draw:text-box><svg:title/><svg:desc/></draw:frame></text:span></text:p>
        <text:p text:style-name="P203"/>
        <text:p text:style-name="P204"/>
        <text:p text:style-name="P205"/>
        <text:p text:style-name="P206"/>
        <text:p text:style-name="P207"/>
        <text:p text:style-name="P208"/>
        <text:soft-page-break/>
        <text:p text:style-name="P209"><text:span text:style-name="T210"><draw:custom-shape svg:x="0in" svg:y="-0.00069in" svg:width="1.04167in" svg:height="1.04167in" draw:z-index="251713536" draw:id="id36" draw:style-name="a49" draw:name="Rectangle 40" text:anchor-type="paragraph"><svg:title/><svg:desc/><draw:enhanced-geometry draw:type="non-primitive" svg:viewBox="0 0 21600 21600" draw:enhanced-path="M 0 0 L 21600 0 21600 21600 0 21600 Z N"/></draw:custom-shape></text:span><text:span text:style-name="T211"><draw:custom-shape svg:x="0.52083in" svg:y="0.43333in" svg:width="0.8125in" svg:height="0.8125in" draw:z-index="251714560" draw:id="id37" draw:style-name="a50" draw:name="Rectangle 41" text:anchor-type="paragraph"><svg:title/><svg:desc/><draw:enhanced-geometry draw:type="non-primitive" svg:viewBox="0 0 21600 21600" draw:enhanced-path="M 0 0 L 21600 0 21600 21600 0 21600 Z N"/></draw:custom-shape></text:span><text:span text:style-name="T212"><draw:frame draw:z-index="251715584" draw:id="id38" draw:style-name="a51" draw:name="Text Box 42" text:anchor-type="paragraph" svg:x="0.73958in" svg:y="0.54792in" svg:width="0.51042in" svg:height="0.5625in" style:rel-width="scale" style:rel-height="scale"><draw:text-box><text:p text:style-name="P213">4</text:p></draw:text-box><svg:title/><svg:desc/></draw:frame></text:span></text:p>
        <text:p text:style-name="P214"/>
        <text:h text:style-name="P215" text:outline-level="2"><text:bookmark-start text:name="_Toc84264672"/>Capitolul 4<text:bookmark-end text:name="_Toc84264672"/></text:h>
        <text:h text:style-name="P216" text:outline-level="2"><text:bookmark-start text:name="_Toc84264673"/>4.1 Generarea automata a cuprinsului<text:bookmark-end text:name="_Toc84264673"/></text:h>
        <text:p text:style-name="P217"/>
        <text:p text:style-name="TOCHeading"><text:line-break/></text:p>
        <text:table-of-content text:name="_TOC0">
          <text:table-of-content-source text:outline-level="3" text:use-outline-level="true" text:use-index-marks="false" text:use-index-source-styles="false" text:index-scope="document">
            <text:table-of-content-entry-template text:outline-level="1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2" text:style-name="TOC2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3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</text:table-of-content-source>
          <text:index-body>
            <text:p text:style-name="P218"><text:a xlink:href="#_Toc84264666" office:target-frame-name="_top" xlink:show="replace"><text:span text:style-name="T219">Capitolul 1</text:span><text:span text:style-name="T220"><text:tab/>II</text:span></text:a></text:p>
            <text:p text:style-name="P221"><text:span text:style-name="T222"><text:s text:c="10"/></text:span><text:a xlink:href="#_Toc84264667" office:target-frame-name="_top" xlink:show="replace"><text:span text:style-name="T223">1.1 LISTE MULTINIVEL</text:span><text:span text:style-name="T224"><text:tab/>II</text:span></text:a></text:p>
            <text:p text:style-name="P225"><text:a xlink:href="#_Toc84264668" office:target-frame-name="_top" xlink:show="replace"><text:span text:style-name="T226">Capitolul 2</text:span><text:span text:style-name="T227"><text:tab/>III</text:span></text:a></text:p>
            <text:p text:style-name="P228"><text:span text:style-name="T229"><text:s text:c="10"/></text:span><text:a xlink:href="#_Toc84264669" office:target-frame-name="_top" xlink:show="replace"><text:span text:style-name="T230">2.1 EDITAREA ECUATIILOR</text:span><text:span text:style-name="T231"><text:tab/>III</text:span></text:a></text:p>
            <text:p text:style-name="P232"><text:a xlink:href="#_Toc84264670" office:target-frame-name="_top" xlink:show="replace"><text:span text:style-name="T233">Capitolul 3</text:span><text:span text:style-name="T234"><text:tab/>4</text:span></text:a></text:p>
            <text:p text:style-name="P235"><text:span text:style-name="T236"><text:s text:c="10"/></text:span><text:a xlink:href="#_Toc84264671" office:target-frame-name="_top" xlink:show="replace"><text:span text:style-name="T237">3.1 Construirea unei organigrame</text:span><text:span text:style-name="T238"><text:tab/>4</text:span></text:a></text:p>
            <text:p text:style-name="P239"><text:a xlink:href="#_Toc84264672" office:target-frame-name="_top" xlink:show="replace"><text:span text:style-name="T240">Capitolul 4</text:span><text:span text:style-name="T241"><text:tab/>5</text:span></text:a></text:p>
            <text:p text:style-name="P242"><text:span text:style-name="T243"><text:s text:c="10"/></text:span><text:a xlink:href="#_Toc84264673" office:target-frame-name="_top" xlink:show="replace"><text:span text:style-name="T244">4.1 Generarea automata a cuprinsului</text:span><text:span text:style-name="T245"><text:tab/>5</text:span></text:a></text:p>
          </text:index-body>
        </text:table-of-content>
        <text:p text:style-name="P246"/>
        <text:p text:style-name="P247"/>
        <text:p text:style-name="P248"/>
        <text:p text:style-name="P249"/>
        <text:p text:style-name="P250"/>
        <text:p text:style-name="P251"/>
        <text:p text:style-name="P252"/>
        <text:p text:style-name="P253"/>
        <text:p text:style-name="P254"/>
        <text:p text:style-name="P255"/>
        <text:p text:style-name="P256"/>
        <text:p text:style-name="P257"/>
        <text:p text:style-name="P258"/>
        <text:p text:style-name="P259"/>
        <text:p text:style-name="P260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Franklin Gothic Medium" svg:font-family="Franklin Gothic Medium" style:font-family-generic="swiss" style:font-pitch="variable" svg:panose-1="2 11 6 3 2 1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 style:default-outline-level="1">
      <style:paragraph-properties style:vertical-align="auto" fo:line-height="103%"/>
      <style:text-properties fo:language="ro" fo:country="RO" style:language-asian="ro" style:country-asian="RO" fo:hyphenate="true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="Calibri" style:font-name-asian="Times New Roman" style:font-name-complex="Arial" fo:color="#5A5A5A" fo:letter-spacing="0.0104in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20" svg:viewBox="0 0 20 30" svg:d="m10 0-10 30h20z"/>
    <draw:marker draw:name="a39" svg:viewBox="0 0 20 30" svg:d="m10 0-10 30h20z"/>
    <draw:marker draw:name="a28" svg:viewBox="0 0 20 30" svg:d="m10 0-10 30h20z"/>
    <draw:marker draw:name="a45" svg:viewBox="0 0 20 30" svg:d="m10 0-10 30h20z"/>
    <draw:marker draw:name="a34" svg:viewBox="0 0 20 30" svg:d="m10 0-10 30h20z"/>
    <draw:marker draw:name="a25" svg:viewBox="0 0 20 30" svg:d="m10 0-10 30h20z"/>
    <draw:marker draw:name="a43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0.7875in" fo:margin-bottom="0.4923in" fo:margin-right="0.7875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style:font-name="Times New Roman" style:font-name-complex="Times New Roman" fo:letter-spacing="0.0416in" fo:font-size="12pt" style:font-size-asian="12pt" style:font-size-complex="12pt" fo:language="en" fo:country="US"/>
    </style:style>
    <style:style style:name="P4" style:parent-style-name="Header" style:family="paragraph">
      <style:paragraph-properties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5" style:parent-style-name="DefaultParagraphFont" style:family="text">
      <style:text-properties style:font-name="Times New Roman" style:font-name-complex="Times New Roman" fo:text-shadow="0in 0.0416in 0.0555in #ED7D31" fo:font-size="12pt" style:font-size-asian="12pt" style:font-size-complex="12pt" style:text-underline-type="single" style:text-underline-style="solid" style:text-underline-width="bold" style:text-underline-mode="continuous" style:text-underline-color="#000000" fo:language="en" fo:country="US"/>
    </style:style>
    <style:style style:name="T6" style:parent-style-name="DefaultParagraphFont" style:family="text">
      <style:text-properties style:font-name="Times New Roman" style:font-name-complex="Times New Roman" fo:text-shadow="0in 0.0416in 0.0555in #ED7D31" fo:font-size="12pt" style:font-size-asian="12pt" style:font-size-complex="12pt" style:text-underline-type="single" style:text-underline-style="solid" style:text-underline-width="bold" style:text-underline-mode="continuous" style:text-underline-color="#000000" fo:language="en" fo:country="US"/>
    </style:style>
    <style:style style:name="T7" style:parent-style-name="DefaultParagraphFont" style:family="text">
      <style:text-properties style:font-name="Times New Roman" style:font-name-complex="Times New Roman" fo:text-shadow="0in 0.0416in 0.0555in #ED7D31" fo:font-size="12pt" style:font-size-asian="12pt" style:font-size-complex="12pt" style:text-underline-type="single" style:text-underline-style="solid" style:text-underline-width="bold" style:text-underline-mode="continuous" style:text-underline-color="#000000" fo:language="en" fo:country="US"/>
    </style:style>
    <style:style style:name="T8" style:parent-style-name="DefaultParagraphFont" style:family="text">
      <style:text-properties style:font-name="Times New Roman" style:font-name-complex="Times New Roman" fo:text-shadow="0in 0.0416in 0.0555in #ED7D31" fo:font-size="12pt" style:font-size-asian="12pt" style:font-size-complex="12pt" style:text-underline-type="single" style:text-underline-style="solid" style:text-underline-width="bold" style:text-underline-mode="continuous" style:text-underline-color="#000000" fo:language="en" fo:country="US"/>
    </style:style>
    <style:style style:name="P9" style:parent-style-name="Footer" style:family="paragraph">
      <style:paragraph-properties fo:text-align="end"/>
    </style:style>
    <style:style style:name="T1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1" style:parent-style-name="Footer" style:family="paragraph">
      <style:text-properties style:font-name="Times New Roman" style:font-name-complex="Times New Roman" fo:font-size="12pt" style:font-size-asian="12pt" style:font-size-complex="12pt" fo:language="en" fo:country="US"/>
    </style:style>
  </office:automatic-styles>
  <office:master-styles>
    <style:master-page style:name="MP0" style:page-layout-name="PL0">
      <style:header>
        <text:p text:style-name="P2"><text:span text:style-name="T3">DOCUMENT</text:span></text:p>
      </style:header>
      <style:header-left>
        <text:p text:style-name="P4"><text:span text:style-name="T5">Nicoleta Radu</text:span><text:span text:style-name="T6"><text:tab/>30 Octombrie</text:span><text:span text:style-name="T7"><text:tab/></text:span><text:span text:style-name="T8"><text:page-number text:fixed="false">1</text:page-number></text:span></text:p>
      </style:header-left>
      <style:footer>
        <text:p text:style-name="P9"><text:tab/><text:tab/><text:span text:style-name="T10">WORD</text:span></text:p>
      </style:footer>
      <style:footer-left>
        <text:p text:style-name="P11">Lucrare laborator nr.2<text:tab/></text:p>
      </style:footer-left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du Nicoleta</meta:initial-creator>
    <dc:creator>Radu Nicoleta</dc:creator>
    <meta:creation-date>2021-09-30T13:02:00Z</meta:creation-date>
    <dc:date>2021-10-05T10:17:00Z</dc:date>
    <meta:template xlink:href="Normal.dotm" xlink:type="simple"/>
    <meta:editing-cycles>65</meta:editing-cycles>
    <meta:editing-duration>PT0S</meta:editing-duration>
    <meta:document-statistic meta:page-count="5" meta:paragraph-count="4" meta:word-count="301" meta:character-count="2044" meta:row-count="14" meta:non-whitespace-character-count="1747"/>
  </office:meta>
</office:document-meta>
</file>

<file path=Object 1/content.xml><?xml version="1.0" encoding="utf-8"?>
<mml:math xmlns:mml="http://www.w3.org/1998/Math/MathML" xmlns:m="http://schemas.openxmlformats.org/officeDocument/2006/math">
  <mml:mi>η</mml:mi>
  <mml:mo>=</mml:mo>
  <mml:mfrac>
    <mml:mrow>
      <mml:msub>
        <mml:mrow>
          <mml:mi>L</mml:mi>
        </mml:mrow>
        <mml:mrow>
          <mml:mi>u</mml:mi>
        </mml:mrow>
      </mml:msub>
    </mml:mrow>
    <mml:mrow>
      <mml:msub>
        <mml:mrow>
          <mml:mi>L</mml:mi>
        </mml:mrow>
        <mml:mrow>
          <mml:mi>c</mml:mi>
        </mml:mrow>
      </mml:msub>
    </mml:mrow>
  </mml:mfrac>
</mml:math>
</file>

<file path=Object 2/content.xml><?xml version="1.0" encoding="utf-8"?>
<mml:math xmlns:mml="http://www.w3.org/1998/Math/MathML" xmlns:m="http://schemas.openxmlformats.org/officeDocument/2006/math">
  <mml:mrow>
    <mml:munderover>
      <mml:mo stretchy="false">∑</mml:mo>
      <mml:mrow>
        <mml:mi>k</mml:mi>
        <mml:mo>=</mml:mo>
        <mml:mn>0</mml:mn>
      </mml:mrow>
      <mml:mrow>
        <mml:mi>n</mml:mi>
      </mml:mrow>
    </mml:munderover>
    <mml:mrow>
      <mml:msubsup>
        <mml:mrow>
          <mml:mi>ρ</mml:mi>
          <mml:mi> </mml:mi>
        </mml:mrow>
        <mml:mrow>
          <mml:mi>k</mml:mi>
          <mml:mi> </mml:mi>
          <mml:mi> </mml:mi>
          <mml:msub>
            <mml:mrow>
              <mml:mi>m</mml:mi>
            </mml:mrow>
            <mml:mrow>
              <mml:mi>k</mml:mi>
            </mml:mrow>
          </mml:msub>
          <mml:mo>+</mml:mo>
          <mml:mi> </mml:mi>
          <mml:mrow>
            <mml:msubsup>
              <mml:mo stretchy="false">∫</mml:mo>
              <mml:mrow>
                <mml:mi>a</mml:mi>
              </mml:mrow>
              <mml:mrow>
                <mml:mi>b</mml:mi>
              </mml:mrow>
            </mml:msubsup>
            <mml:mrow>
              <mml:mi>f</mml:mi>
              <mml:mfenced separators="|">
                <mml:mrow>
                  <mml:mi>x</mml:mi>
                </mml:mrow>
              </mml:mfenced>
              <mml:mi>d</mml:mi>
              <mml:mi>x</mml:mi>
            </mml:mrow>
          </mml:mrow>
        </mml:mrow>
        <mml:mrow>
          <mml:mn>2</mml:mn>
        </mml:mrow>
      </mml:msubsup>
    </mml:mrow>
  </mml:mrow>
</mml:math>
</file>

<file path=Object 3/content.xml><?xml version="1.0" encoding="utf-8"?>
<mml:math xmlns:mml="http://www.w3.org/1998/Math/MathML" xmlns:m="http://schemas.openxmlformats.org/officeDocument/2006/math">
  <mml:msub>
    <mml:mrow>
      <mml:mi>v</mml:mi>
    </mml:mrow>
    <mml:mrow>
      <mml:mn>1</mml:mn>
      <mml:mo>=</mml:mo>
      <mml:msqrt>
        <mml:msub>
          <mml:mrow>
            <mml:mn>2</mml:mn>
            <mml:mi>g</mml:mi>
            <mml:mi>h</mml:mi>
          </mml:mrow>
          <mml:mrow>
            <mml:mn>1</mml:mn>
          </mml:mrow>
        </mml:msub>
      </mml:msqrt>
    </mml:mrow>
  </mml:msub>
</mml:math>
</file>

<file path=Object 4/content.xml><?xml version="1.0" encoding="utf-8"?>
<mml:math xmlns:mml="http://www.w3.org/1998/Math/MathML" xmlns:m="http://schemas.openxmlformats.org/officeDocument/2006/math">
  <mml:mrow>
    <mml:mrow>
      <mml:munder>
        <mml:mrow>
          <mml:mi mathvariant="normal">lim</mml:mi>
        </mml:mrow>
        <mml:mrow>
          <mml:mi>n</mml:mi>
          <mml:mo>→</mml:mo>
          <mml:mi>∞</mml:mi>
        </mml:mrow>
      </mml:munder>
    </mml:mrow>
    <mml:mo>⁡</mml:mo>
    <mml:mrow>
      <mml:mtable>
        <mml:mtr>
          <mml:mtd>
            <mml:mrow>
              <mml:maligngroup/>
              <mml:mi>α</mml:mi>
            </mml:mrow>
          </mml:mtd>
        </mml:mtr>
        <mml:mtr>
          <mml:mtd>
            <mml:mrow>
              <mml:maligngroup/>
            </mml:mrow>
          </mml:mtd>
        </mml:mtr>
      </mml:mtable>
      <mml:mfrac>
        <mml:mrow>
          <mml:msup>
            <mml:mrow>
              <mml:mi>n</mml:mi>
            </mml:mrow>
            <mml:mrow>
              <mml:mn>2</mml:mn>
            </mml:mrow>
          </mml:msup>
        </mml:mrow>
        <mml:mrow>
          <mml:msqrt>
            <mml:msup>
              <mml:mrow>
                <mml:mo>(</mml:mo>
                <mml:mi>n</mml:mi>
                <mml:mo>+</mml:mo>
                <mml:mn>1</mml:mn>
                <mml:mo>)</mml:mo>
              </mml:mrow>
              <mml:mrow>
                <mml:mn>2</mml:mn>
              </mml:mrow>
            </mml:msup>
            <mml:mi>*</mml:mi>
            <mml:mi>n</mml:mi>
            <mml:mo>-</mml:mo>
            <mml:mn>2</mml:mn>
          </mml:msqrt>
          <mml:mo>+</mml:mo>
          <mml:mroot>
            <mml:mrow>
              <mml:msup>
                <mml:mrow>
                  <mml:mi>n</mml:mi>
                </mml:mrow>
                <mml:mrow>
                  <mml:mn>3</mml:mn>
                </mml:mrow>
              </mml:msup>
              <mml:mi>*</mml:mi>
              <mml:mi>n</mml:mi>
            </mml:mrow>
            <mml:mrow>
              <mml:mn>3</mml:mn>
            </mml:mrow>
          </mml:mroot>
        </mml:mrow>
      </mml:mfrac>
    </mml:mrow>
  </mml:mrow>
  <mml:mi mathvariant="normal"> </mml:mi>
</mml:math>
</file>

<file path=Object 5/content.xml><?xml version="1.0" encoding="utf-8"?>
<mml:math xmlns:mml="http://www.w3.org/1998/Math/MathML" xmlns:m="http://schemas.openxmlformats.org/officeDocument/2006/math">
  <mml:mfenced open="|" close="" separators="|">
    <mml:mrow>
      <mml:mtable>
        <mml:mtr>
          <mml:mtd>
            <mml:mrow>
              <mml:maligngroup/>
              <mml:msub>
                <mml:mrow>
                  <mml:mi>a</mml:mi>
                </mml:mrow>
                <mml:mrow>
                  <mml:mn>1</mml:mn>
                </mml:mrow>
              </mml:msub>
            </mml:mrow>
          </mml:mtd>
        </mml:mtr>
        <mml:mtr>
          <mml:mtd>
            <mml:mrow>
              <mml:maligngroup/>
              <mml:mn>0</mml:mn>
            </mml:mrow>
          </mml:mtd>
        </mml:mtr>
        <mml:mtr>
          <mml:mtd>
            <mml:mrow>
              <mml:maligngroup/>
              <mml:mn>1</mml:mn>
            </mml:mrow>
          </mml:mtd>
        </mml:mtr>
      </mml:mtable>
    </mml:mrow>
  </mml:mfenced>
  <mml:mi mathvariant="normal"> </mml:mi>
  <mml:mfrac linethickness="0pt">
    <mml:mrow>
      <mml:mfrac>
        <mml:mrow>
          <mml:msub>
            <mml:mrow>
              <mml:mi>a</mml:mi>
            </mml:mrow>
            <mml:mrow>
              <mml:mn>2</mml:mn>
            </mml:mrow>
          </mml:msub>
        </mml:mrow>
        <mml:mrow>
          <mml:mn>2</mml:mn>
        </mml:mrow>
      </mml:mfrac>
    </mml:mrow>
    <mml:mrow>
      <mml:mtable>
        <mml:mtr>
          <mml:mtd>
            <mml:mrow>
              <mml:maligngroup/>
              <mml:msub>
                <mml:mrow>
                  <mml:mo>-</mml:mo>
                  <mml:mi>a</mml:mi>
                </mml:mrow>
                <mml:mrow>
                  <mml:mn>1</mml:mn>
                </mml:mrow>
              </mml:msub>
            </mml:mrow>
          </mml:mtd>
        </mml:mtr>
        <mml:mtr>
          <mml:mtd>
            <mml:mrow>
              <mml:maligngroup/>
              <mml:msub>
                <mml:mrow>
                  <mml:mi>a</mml:mi>
                </mml:mrow>
                <mml:mrow>
                  <mml:mn>2</mml:mn>
                </mml:mrow>
              </mml:msub>
            </mml:mrow>
          </mml:mtd>
        </mml:mtr>
      </mml:mtable>
    </mml:mrow>
  </mml:mfrac>
  <mml:mi mathvariant="normal"> </mml:mi>
  <mml:mfenced open="" close="|" separators="|">
    <mml:mrow>
      <mml:mtable>
        <mml:mtr>
          <mml:mtd>
            <mml:mrow>
              <mml:maligngroup/>
              <mml:mn>0</mml:mn>
            </mml:mrow>
          </mml:mtd>
        </mml:mtr>
        <mml:mtr>
          <mml:mtd>
            <mml:mrow>
              <mml:maligngroup/>
              <mml:msubsup>
                <mml:mrow>
                  <mml:mi>a</mml:mi>
                </mml:mrow>
                <mml:mrow>
                  <mml:mn>3</mml:mn>
                </mml:mrow>
                <mml:mrow>
                  <mml:mn>3</mml:mn>
                </mml:mrow>
              </mml:msubsup>
            </mml:mrow>
          </mml:mtd>
        </mml:mtr>
        <mml:mtr>
          <mml:mtd>
            <mml:mrow>
              <mml:maligngroup/>
              <mml:mn>4</mml:mn>
            </mml:mrow>
          </mml:mtd>
        </mml:mtr>
      </mml:mtable>
    </mml:mrow>
  </mml:mfenced>
  <mml:mo>≤</mml:mo>
  <mml:mn>10</mml:mn>
</mml:math>
</file>

<file path=Object 6/content.xml><?xml version="1.0" encoding="utf-8"?>
<mml:math xmlns:mml="http://www.w3.org/1998/Math/MathML" xmlns:m="http://schemas.openxmlformats.org/officeDocument/2006/math">
  <mml:mrow>
    <mml:mrow>
      <mml:munder>
        <mml:mrow>
          <mml:mover accent="false">
            <mml:mrow>
              <mml:mi mathvariant="italic">lim</mml:mi>
            </mml:mrow>
            <mml:mo>¯</mml:mo>
          </mml:mover>
        </mml:mrow>
        <mml:mrow>
          <mml:mi>x</mml:mi>
          <mml:mo>→</mml:mo>
          <mml:mn>0</mml:mn>
        </mml:mrow>
      </mml:munder>
    </mml:mrow>
    <mml:mo>⁡</mml:mo>
    <mml:mrow>
      <mml:mi>f</mml:mi>
      <mml:mfenced separators="|">
        <mml:mrow>
          <mml:mi>x</mml:mi>
        </mml:mrow>
      </mml:mfenced>
      <mml:mo>=</mml:mo>
      <mml:mo>+</mml:mo>
      <mml:mi>∞</mml:mi>
    </mml:mrow>
  </mml:mrow>
</mml:math>
</file>